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827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3.3217in"/>
    </style:style>
    <style:style style:name="co10" style:family="table-column">
      <style:table-column-properties fo:break-before="auto" style:column-width="0.8402in"/>
    </style:style>
    <style:style style:name="co11" style:family="table-column">
      <style:table-column-properties fo:break-before="auto" style:column-width="0.8945in"/>
    </style:style>
    <style:style style:name="co12" style:family="table-column">
      <style:table-column-properties fo:break-before="auto" style:column-width="1.2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4" style:family="table-cell" style:parent-style-name="Pivot_20_Table_20_Value" style:data-style-name="N0"/>
    <style:style style:name="ce15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none"/>
    </style:style>
    <style:style style:name="ce2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ser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allback</text:p>
          </table:table-cell>
        </table:table-row>
        <table:table-row table:style-name="ro1">
          <table:table-cell office:value-type="string" calcext:value-type="string">
            <text:p>NORMAL/NONE <text:s text:c="9"/></text:p>
          </table:table-cell>
          <table:table-cell office:value-type="float" office:value="18.85052" calcext:value-type="float">
            <text:p>18.85052</text:p>
          </table:table-cell>
          <table:table-cell office:value-type="float" office:value="18.36598" calcext:value-type="float">
            <text:p>18.36598</text:p>
          </table:table-cell>
          <table:table-cell office:value-type="float" office:value="16.76294" calcext:value-type="float">
            <text:p>16.76294</text:p>
          </table:table-cell>
          <table:table-cell office:value-type="float" office:value="17.919" calcext:value-type="float">
            <text:p>17.919</text:p>
          </table:table-cell>
        </table:table-row>
        <table:table-row table:style-name="ro1">
          <table:table-cell office:value-type="string" calcext:value-type="string">
            <text:p>NONE <text:s text:c="16"/></text:p>
          </table:table-cell>
          <table:table-cell office:value-type="float" office:value="19.06514" calcext:value-type="float">
            <text:p>19.06514</text:p>
          </table:table-cell>
          <table:table-cell office:value-type="float" office:value="17.56566" calcext:value-type="float">
            <text:p>17.56566</text:p>
          </table:table-cell>
          <table:table-cell office:value-type="float" office:value="18.17015" calcext:value-type="float">
            <text:p>18.17015</text:p>
          </table:table-cell>
          <table:table-cell office:value-type="float" office:value="18.033" calcext:value-type="float">
            <text:p>18.033</text:p>
          </table:table-cell>
        </table:table-row>
        <table:table-row table:style-name="ro1">
          <table:table-cell office:value-type="string" calcext:value-type="string">
            <text:p>SAFE/ACK <text:s text:c="12"/></text:p>
          </table:table-cell>
          <table:table-cell office:value-type="float" office:value="147.65126" calcext:value-type="float">
            <text:p>147.65126</text:p>
          </table:table-cell>
          <table:table-cell office:value-type="float" office:value="59.90739" calcext:value-type="float">
            <text:p>59.90739</text:p>
          </table:table-cell>
          <table:table-cell office:value-type="float" office:value="41.77021" calcext:value-type="float">
            <text:p>41.77021</text:p>
          </table:table-cell>
          <table:table-cell office:value-type="float" office:value="42.891" calcext:value-type="float">
            <text:p>42.891</text:p>
          </table:table-cell>
        </table:table-row>
        <table:table-row table:style-name="ro1">
          <table:table-cell office:value-type="string" calcext:value-type="string">
            <text:p>NORMAL/NONE <text:s text:c="9"/></text:p>
          </table:table-cell>
          <table:table-cell office:value-type="float" office:value="18.90822" calcext:value-type="float">
            <text:p>18.90822</text:p>
          </table:table-cell>
          <table:table-cell office:value-type="float" office:value="17.64875" calcext:value-type="float">
            <text:p>17.64875</text:p>
          </table:table-cell>
          <table:table-cell office:value-type="float" office:value="17.71644" calcext:value-type="float">
            <text:p>17.71644</text:p>
          </table:table-cell>
          <table:table-cell office:value-type="float" office:value="17.907" calcext:value-type="float">
            <text:p>17.907</text:p>
          </table:table-cell>
        </table:table-row>
        <table:table-row table:style-name="ro1">
          <table:table-cell office:value-type="string" calcext:value-type="string">
            <text:p>SAFE/ACK <text:s text:c="12"/></text:p>
          </table:table-cell>
          <table:table-cell office:value-type="float" office:value="146.86904" calcext:value-type="float">
            <text:p>146.86904</text:p>
          </table:table-cell>
          <table:table-cell office:value-type="float" office:value="60.35425" calcext:value-type="float">
            <text:p>60.35425</text:p>
          </table:table-cell>
          <table:table-cell office:value-type="float" office:value="43.07313" calcext:value-type="float">
            <text:p>43.07313</text:p>
          </table:table-cell>
          <table:table-cell office:value-type="float" office:value="41.154" calcext:value-type="float">
            <text:p>41.154</text:p>
          </table:table-cell>
        </table:table-row>
        <table:table-row table:style-name="ro1">
          <table:table-cell office:value-type="string" calcext:value-type="string">
            <text:p>NONE <text:s text:c="16"/></text:p>
          </table:table-cell>
          <table:table-cell office:value-type="float" office:value="18.12007" calcext:value-type="float">
            <text:p>18.12007</text:p>
          </table:table-cell>
          <table:table-cell office:value-type="float" office:value="17.074" calcext:value-type="float">
            <text:p>17.074</text:p>
          </table:table-cell>
          <table:table-cell office:value-type="float" office:value="17.47235" calcext:value-type="float">
            <text:p>17.47235</text:p>
          </table:table-cell>
          <table:table-cell office:value-type="float" office:value="17.027" calcext:value-type="float">
            <text:p>17.027</text:p>
          </table:table-cell>
        </table:table-row>
        <table:table-row table:style-name="ro1">
          <table:table-cell office:value-type="string" calcext:value-type="string">
            <text:p>NORMAL/NONE <text:s text:c="9"/></text:p>
          </table:table-cell>
          <table:table-cell office:value-type="float" office:value="19.13397" calcext:value-type="float">
            <text:p>19.13397</text:p>
          </table:table-cell>
          <table:table-cell office:value-type="float" office:value="16.89627" calcext:value-type="float">
            <text:p>16.89627</text:p>
          </table:table-cell>
          <table:table-cell office:value-type="float" office:value="17.38467" calcext:value-type="float">
            <text:p>17.38467</text:p>
          </table:table-cell>
          <table:table-cell office:value-type="float" office:value="17.468" calcext:value-type="float">
            <text:p>17.468</text:p>
          </table:table-cell>
        </table:table-row>
        <table:table-row table:style-name="ro1">
          <table:table-cell office:value-type="string" calcext:value-type="string">
            <text:p>SAFE/ACK <text:s text:c="12"/></text:p>
          </table:table-cell>
          <table:table-cell office:value-type="float" office:value="147.57329" calcext:value-type="float">
            <text:p>147.57329</text:p>
          </table:table-cell>
          <table:table-cell office:value-type="float" office:value="58.88827" calcext:value-type="float">
            <text:p>58.88827</text:p>
          </table:table-cell>
          <table:table-cell office:value-type="float" office:value="43.60113" calcext:value-type="float">
            <text:p>43.60113</text:p>
          </table:table-cell>
          <table:table-cell office:value-type="float" office:value="45.003" calcext:value-type="float">
            <text:p>45.003</text:p>
          </table:table-cell>
        </table:table-row>
        <table:table-row table:style-name="ro1">
          <table:table-cell office:value-type="string" calcext:value-type="string">
            <text:p>FSYNC <text:s text:c="15"/></text:p>
          </table:table-cell>
          <table:table-cell office:value-type="float" office:value="34164.1656" calcext:value-type="float">
            <text:p>34164.1656</text:p>
          </table:table-cell>
          <table:table-cell office:value-type="float" office:value="34162.69666" calcext:value-type="float">
            <text:p>34162.69666</text:p>
          </table:table-cell>
          <table:table-cell office:value-type="float" office:value="34167.24155" calcext:value-type="float">
            <text:p>34167.24155</text:p>
          </table:table-cell>
          <table:table-cell office:value-type="float" office:value="34163" calcext:value-type="float">
            <text:p>34163</text:p>
          </table:table-cell>
        </table:table-row>
        <table:table-row table:style-name="ro1">
          <table:table-cell office:value-type="string" calcext:value-type="string">
            <text:p>NONE <text:s text:c="16"/></text:p>
          </table:table-cell>
          <table:table-cell office:value-type="float" office:value="18.26303" calcext:value-type="float">
            <text:p>18.26303</text:p>
          </table:table-cell>
          <table:table-cell office:value-type="float" office:value="16.98914" calcext:value-type="float">
            <text:p>16.98914</text:p>
          </table:table-cell>
          <table:table-cell office:value-type="float" office:value="17.28929" calcext:value-type="float">
            <text:p>17.28929</text:p>
          </table:table-cell>
          <table:table-cell office:value-type="float" office:value="16.594" calcext:value-type="float">
            <text:p>16.594</text:p>
          </table:table-cell>
        </table:table-row>
        <table:table-row table:style-name="ro1">
          <table:table-cell office:value-type="string" calcext:value-type="string">
            <text:p>JOURNAL <text:s text:c="13"/></text:p>
          </table:table-cell>
          <table:table-cell office:value-type="float" office:value="34163.84412" calcext:value-type="float">
            <text:p>34163.84412</text:p>
          </table:table-cell>
          <table:table-cell office:value-type="float" office:value="34162.84966" calcext:value-type="float">
            <text:p>34162.84966</text:p>
          </table:table-cell>
          <table:table-cell office:value-type="float" office:value="34167.77991" calcext:value-type="float">
            <text:p>34167.77991</text:p>
          </table:table-cell>
          <table:table-cell office:value-type="float" office:value="34166" calcext:value-type="float">
            <text:p>34166</text:p>
          </table:table-cell>
        </table:table-row>
      </table:table>
      <table:table table:name="Insert Chart" table:style-name="ta1">
        <table:shapes>
          <draw:frame draw:z-index="0" draw:style-name="gr1" draw:text-style-name="P1" svg:width="9in" svg:height="4.5in" svg:x="0in" svg:y="1.7988in">
            <draw:object draw:notify-on-update-of-ranges="'Insert Chart'.B5:'Insert Chart'.F5 'Insert Chart'.A6:'Insert Chart'.A6 'Insert Chart'.B6:'Insert Chart'.F6 'Insert Chart'.A7:'Insert Chart'.A7 'Insert Chart'.B7:'Insert Chart'.F7 'Insert Chart'.A8:'Insert Chart'.A8 'Insert Chart'.B8:'Insert Chart'.F8 'Insert Chart'.A9:'Insert Chart'.A9 'Insert Chart'.B9:'Insert Chart'.F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ce6" office:value-type="string" calcext:value-type="string">
            <text:p>Mode</text:p>
          </table:table-cell>
          <table:table-cell table:style-name="ce11" table:number-columns-repeated="4"/>
          <table:table-cell table:style-name="ce19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FSYNC <text:s text:c="15"/></text:p>
          </table:table-cell>
          <table:table-cell table:style-name="ce12" office:value-type="string" calcext:value-type="string">
            <text:p>JOURNAL <text:s text:c="13"/></text:p>
          </table:table-cell>
          <table:table-cell table:style-name="ce12" office:value-type="string" calcext:value-type="string">
            <text:p>NONE <text:s text:c="16"/></text:p>
          </table:table-cell>
          <table:table-cell table:style-name="ce12" office:value-type="string" calcext:value-type="string">
            <text:p>NORMAL/NONE <text:s text:c="9"/></text:p>
          </table:table-cell>
          <table:table-cell table:style-name="ce12" office:value-type="string" calcext:value-type="string">
            <text:p>SAFE/ACK <text:s text:c="12"/></text:p>
          </table:table-cell>
          <table:table-cell table:style-name="ce20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Average - Callback</text:p>
          </table:table-cell>
          <table:table-cell table:style-name="ce8" office:value-type="float" office:value="34163" calcext:value-type="float">
            <text:p>34163</text:p>
          </table:table-cell>
          <table:table-cell table:style-name="ce13" office:value-type="float" office:value="34166" calcext:value-type="float">
            <text:p>34166</text:p>
          </table:table-cell>
          <table:table-cell table:style-name="ce13" office:value-type="float" office:value="17.218" calcext:value-type="float">
            <text:p>17.218</text:p>
          </table:table-cell>
          <table:table-cell table:style-name="ce13" office:value-type="float" office:value="17.7646666666667" calcext:value-type="float">
            <text:p>17.7646666667</text:p>
          </table:table-cell>
          <table:table-cell table:style-name="ce16" office:value-type="float" office:value="43.016" calcext:value-type="float">
            <text:p>43.016</text:p>
          </table:table-cell>
          <table:table-cell table:style-name="ce21" office:value-type="float" office:value="6232.99963636364" calcext:value-type="float">
            <text:p>6232.9996363636</text:p>
          </table:table-cell>
        </table:table-row>
        <table:table-row table:style-name="ro1">
          <table:table-cell office:value-type="string" calcext:value-type="string">
            <text:p>Average - Async</text:p>
          </table:table-cell>
          <table:table-cell table:style-name="ce9" office:value-type="float" office:value="34167.24155" calcext:value-type="float">
            <text:p>34167.24155</text:p>
          </table:table-cell>
          <table:table-cell table:style-name="ce14" office:value-type="float" office:value="34167.77991" calcext:value-type="float">
            <text:p>34167.77991</text:p>
          </table:table-cell>
          <table:table-cell table:style-name="ce14" office:value-type="float" office:value="17.64393" calcext:value-type="float">
            <text:p>17.64393</text:p>
          </table:table-cell>
          <table:table-cell table:style-name="ce14" office:value-type="float" office:value="17.2880166666667" calcext:value-type="float">
            <text:p>17.2880166667</text:p>
          </table:table-cell>
          <table:table-cell table:style-name="ce17" office:value-type="float" office:value="42.8148233333333" calcext:value-type="float">
            <text:p>42.8148233333</text:p>
          </table:table-cell>
          <table:table-cell table:style-name="ce22" office:value-type="float" office:value="6233.47834272727" calcext:value-type="float">
            <text:p>6233.4783427273</text:p>
          </table:table-cell>
        </table:table-row>
        <table:table-row table:style-name="ro1">
          <table:table-cell office:value-type="string" calcext:value-type="string">
            <text:p>Average - Sync</text:p>
          </table:table-cell>
          <table:table-cell table:style-name="ce9" office:value-type="float" office:value="34162.69666" calcext:value-type="float">
            <text:p>34162.69666</text:p>
          </table:table-cell>
          <table:table-cell table:style-name="ce14" office:value-type="float" office:value="34162.84966" calcext:value-type="float">
            <text:p>34162.84966</text:p>
          </table:table-cell>
          <table:table-cell table:style-name="ce14" office:value-type="float" office:value="17.2096" calcext:value-type="float">
            <text:p>17.2096</text:p>
          </table:table-cell>
          <table:table-cell table:style-name="ce14" office:value-type="float" office:value="17.637" calcext:value-type="float">
            <text:p>17.637</text:p>
          </table:table-cell>
          <table:table-cell table:style-name="ce17" office:value-type="float" office:value="59.7166366666667" calcext:value-type="float">
            <text:p>59.7166366667</text:p>
          </table:table-cell>
          <table:table-cell table:style-name="ce22" office:value-type="float" office:value="6237.20327545455" calcext:value-type="float">
            <text:p>6237.2032754546</text:p>
          </table:table-cell>
        </table:table-row>
        <table:table-row table:style-name="ro1">
          <table:table-cell table:style-name="ce5" office:value-type="string" calcext:value-type="string">
            <text:p>Average - Legacy</text:p>
          </table:table-cell>
          <table:table-cell table:style-name="ce10" office:value-type="float" office:value="34164.1656" calcext:value-type="float">
            <text:p>34164.1656</text:p>
          </table:table-cell>
          <table:table-cell table:style-name="ce15" office:value-type="float" office:value="34163.84412" calcext:value-type="float">
            <text:p>34163.84412</text:p>
          </table:table-cell>
          <table:table-cell table:style-name="ce15" office:value-type="float" office:value="18.4827466666667" calcext:value-type="float">
            <text:p>18.4827466667</text:p>
          </table:table-cell>
          <table:table-cell table:style-name="ce15" office:value-type="float" office:value="18.9642366666667" calcext:value-type="float">
            <text:p>18.9642366667</text:p>
          </table:table-cell>
          <table:table-cell table:style-name="ce18" office:value-type="float" office:value="147.36453" calcext:value-type="float">
            <text:p>147.36453</text:p>
          </table:table-cell>
          <table:table-cell table:style-name="ce23" office:value-type="float" office:value="6262.04038727273" calcext:value-type="float">
            <text:p>6262.0403872727</text:p>
          </table:table-cell>
        </table:table-row>
      </table:table>
      <table:table table:name="Update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allback</text:p>
          </table:table-cell>
        </table:table-row>
        <table:table-row table:style-name="ro1">
          <table:table-cell office:value-type="string" calcext:value-type="string">
            <text:p>SAFE/ACK <text:s text:c="12"/></text:p>
          </table:table-cell>
          <table:table-cell office:value-type="float" office:value="160.88584" calcext:value-type="float">
            <text:p>160.88584</text:p>
          </table:table-cell>
          <table:table-cell office:value-type="float" office:value="65.35394" calcext:value-type="float">
            <text:p>65.35394</text:p>
          </table:table-cell>
          <table:table-cell office:value-type="float" office:value="45.09167" calcext:value-type="float">
            <text:p>45.09167</text:p>
          </table:table-cell>
          <table:table-cell office:value-type="float" office:value="47.933" calcext:value-type="float">
            <text:p>47.933</text:p>
          </table:table-cell>
        </table:table-row>
        <table:table-row table:style-name="ro1">
          <table:table-cell office:value-type="string" calcext:value-type="string">
            <text:p>SAFE/ACK <text:s text:c="12"/></text:p>
          </table:table-cell>
          <table:table-cell office:value-type="float" office:value="159.73104" calcext:value-type="float">
            <text:p>159.73104</text:p>
          </table:table-cell>
          <table:table-cell office:value-type="float" office:value="65.47538" calcext:value-type="float">
            <text:p>65.47538</text:p>
          </table:table-cell>
          <table:table-cell office:value-type="float" office:value="42.64368" calcext:value-type="float">
            <text:p>42.64368</text:p>
          </table:table-cell>
          <table:table-cell office:value-type="float" office:value="43.578" calcext:value-type="float">
            <text:p>43.578</text:p>
          </table:table-cell>
        </table:table-row>
        <table:table-row table:style-name="ro1">
          <table:table-cell office:value-type="string" calcext:value-type="string">
            <text:p>NONE <text:s text:c="16"/></text:p>
          </table:table-cell>
          <table:table-cell office:value-type="float" office:value="12.24061" calcext:value-type="float">
            <text:p>12.24061</text:p>
          </table:table-cell>
          <table:table-cell office:value-type="float" office:value="12.15016" calcext:value-type="float">
            <text:p>12.15016</text:p>
          </table:table-cell>
          <table:table-cell office:value-type="float" office:value="12.22432" calcext:value-type="float">
            <text:p>12.22432</text:p>
          </table:table-cell>
          <table:table-cell office:value-type="float" office:value="12.212" calcext:value-type="float">
            <text:p>12.212</text:p>
          </table:table-cell>
        </table:table-row>
        <table:table-row table:style-name="ro1">
          <table:table-cell office:value-type="string" calcext:value-type="string">
            <text:p>NONE <text:s text:c="16"/></text:p>
          </table:table-cell>
          <table:table-cell office:value-type="float" office:value="12.30882" calcext:value-type="float">
            <text:p>12.30882</text:p>
          </table:table-cell>
          <table:table-cell office:value-type="float" office:value="12.20882" calcext:value-type="float">
            <text:p>12.20882</text:p>
          </table:table-cell>
          <table:table-cell office:value-type="float" office:value="12.24978" calcext:value-type="float">
            <text:p>12.24978</text:p>
          </table:table-cell>
          <table:table-cell office:value-type="float" office:value="12.101" calcext:value-type="float">
            <text:p>12.101</text:p>
          </table:table-cell>
        </table:table-row>
        <table:table-row table:style-name="ro1">
          <table:table-cell office:value-type="string" calcext:value-type="string">
            <text:p>FSYNC <text:s text:c="15"/></text:p>
          </table:table-cell>
          <table:table-cell office:value-type="float" office:value="34146.48192" calcext:value-type="float">
            <text:p>34146.48192</text:p>
          </table:table-cell>
          <table:table-cell office:value-type="float" office:value="34145.77133" calcext:value-type="float">
            <text:p>34145.77133</text:p>
          </table:table-cell>
          <table:table-cell office:value-type="float" office:value="34147.34966" calcext:value-type="float">
            <text:p>34147.34966</text:p>
          </table:table-cell>
          <table:table-cell office:value-type="float" office:value="34148" calcext:value-type="float">
            <text:p>34148</text:p>
          </table:table-cell>
        </table:table-row>
        <table:table-row table:style-name="ro1">
          <table:table-cell office:value-type="string" calcext:value-type="string">
            <text:p>NONE <text:s text:c="16"/></text:p>
          </table:table-cell>
          <table:table-cell office:value-type="float" office:value="12.132" calcext:value-type="float">
            <text:p>12.132</text:p>
          </table:table-cell>
          <table:table-cell office:value-type="float" office:value="12.15821" calcext:value-type="float">
            <text:p>12.15821</text:p>
          </table:table-cell>
          <table:table-cell office:value-type="float" office:value="12.33527" calcext:value-type="float">
            <text:p>12.33527</text:p>
          </table:table-cell>
          <table:table-cell office:value-type="float" office:value="12.051" calcext:value-type="float">
            <text:p>12.051</text:p>
          </table:table-cell>
        </table:table-row>
        <table:table-row table:style-name="ro1">
          <table:table-cell office:value-type="string" calcext:value-type="string">
            <text:p>JOURNAL <text:s text:c="13"/></text:p>
          </table:table-cell>
          <table:table-cell office:value-type="float" office:value="34148.05028" calcext:value-type="float">
            <text:p>34148.05028</text:p>
          </table:table-cell>
          <table:table-cell office:value-type="float" office:value="34146.06811" calcext:value-type="float">
            <text:p>34146.06811</text:p>
          </table:table-cell>
          <table:table-cell office:value-type="float" office:value="34144.58939" calcext:value-type="float">
            <text:p>34144.58939</text:p>
          </table:table-cell>
          <table:table-cell office:value-type="float" office:value="34140" calcext:value-type="float">
            <text:p>34140</text:p>
          </table:table-cell>
        </table:table-row>
        <table:table-row table:style-name="ro1">
          <table:table-cell office:value-type="string" calcext:value-type="string">
            <text:p>SAFE/ACK <text:s text:c="12"/></text:p>
          </table:table-cell>
          <table:table-cell office:value-type="float" office:value="157.16628" calcext:value-type="float">
            <text:p>157.16628</text:p>
          </table:table-cell>
          <table:table-cell office:value-type="float" office:value="68.25531" calcext:value-type="float">
            <text:p>68.25531</text:p>
          </table:table-cell>
          <table:table-cell office:value-type="float" office:value="43.59929" calcext:value-type="float">
            <text:p>43.59929</text:p>
          </table:table-cell>
          <table:table-cell office:value-type="float" office:value="41.965" calcext:value-type="float">
            <text:p>41.965</text:p>
          </table:table-cell>
        </table:table-row>
        <table:table-row table:style-name="ro1">
          <table:table-cell office:value-type="string" calcext:value-type="string">
            <text:p>NORMAL/NONE <text:s text:c="9"/></text:p>
          </table:table-cell>
          <table:table-cell office:value-type="float" office:value="12.34066" calcext:value-type="float">
            <text:p>12.34066</text:p>
          </table:table-cell>
          <table:table-cell office:value-type="float" office:value="12.1052" calcext:value-type="float">
            <text:p>12.1052</text:p>
          </table:table-cell>
          <table:table-cell office:value-type="float" office:value="12.16842" calcext:value-type="float">
            <text:p>12.16842</text:p>
          </table:table-cell>
          <table:table-cell office:value-type="float" office:value="12.237" calcext:value-type="float">
            <text:p>12.237</text:p>
          </table:table-cell>
        </table:table-row>
        <table:table-row table:style-name="ro1">
          <table:table-cell office:value-type="string" calcext:value-type="string">
            <text:p>NORMAL/NONE <text:s text:c="9"/></text:p>
          </table:table-cell>
          <table:table-cell office:value-type="float" office:value="12.27323" calcext:value-type="float">
            <text:p>12.27323</text:p>
          </table:table-cell>
          <table:table-cell office:value-type="float" office:value="12.1377" calcext:value-type="float">
            <text:p>12.1377</text:p>
          </table:table-cell>
          <table:table-cell office:value-type="float" office:value="12.5003" calcext:value-type="float">
            <text:p>12.5003</text:p>
          </table:table-cell>
          <table:table-cell office:value-type="float" office:value="12.127" calcext:value-type="float">
            <text:p>12.127</text:p>
          </table:table-cell>
        </table:table-row>
        <table:table-row table:style-name="ro1">
          <table:table-cell office:value-type="string" calcext:value-type="string">
            <text:p>NORMAL/NONE <text:s text:c="9"/></text:p>
          </table:table-cell>
          <table:table-cell office:value-type="float" office:value="12.15362" calcext:value-type="float">
            <text:p>12.15362</text:p>
          </table:table-cell>
          <table:table-cell office:value-type="float" office:value="12.08634" calcext:value-type="float">
            <text:p>12.08634</text:p>
          </table:table-cell>
          <table:table-cell office:value-type="float" office:value="12.11077" calcext:value-type="float">
            <text:p>12.11077</text:p>
          </table:table-cell>
          <table:table-cell office:value-type="float" office:value="12.144" calcext:value-type="float">
            <text:p>12.144</text:p>
          </table:table-cell>
        </table:table-row>
      </table:table>
      <table:table table:name="Update Chart" table:style-name="ta1">
        <table:shapes>
          <draw:frame draw:z-index="0" draw:style-name="gr1" draw:text-style-name="P1" svg:width="9in" svg:height="4.5in" svg:x="0.0547in" svg:y="1.789in">
            <draw:object draw:notify-on-update-of-ranges="'Update Chart'.B4:'Update Chart'.F4 'Update Chart'.A5:'Update Chart'.A5 'Update Chart'.B5:'Update Chart'.F5 'Update Chart'.A7:'Update Chart'.A7 'Update Chart'.B7:'Update Chart'.F7 'Update Chart'.A6:'Update Chart'.A6 'Update Chart'.B6:'Update Chart'.F6 'Update Chart'.A8:'Update Chart'.A8 'Update Chart'.B8:'Update Chart'.F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4"/>
        <table:table-column table:style-name="co5" table:number-columns-repeated="6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ce6" office:value-type="string" calcext:value-type="string">
            <text:p>Mode</text:p>
          </table:table-cell>
          <table:table-cell table:style-name="ce11" table:number-columns-repeated="4"/>
          <table:table-cell table:style-name="ce19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FSYNC <text:s text:c="15"/></text:p>
          </table:table-cell>
          <table:table-cell table:style-name="ce12" office:value-type="string" calcext:value-type="string">
            <text:p>JOURNAL <text:s text:c="13"/></text:p>
          </table:table-cell>
          <table:table-cell table:style-name="ce12" office:value-type="string" calcext:value-type="string">
            <text:p>NONE <text:s text:c="16"/></text:p>
          </table:table-cell>
          <table:table-cell table:style-name="ce12" office:value-type="string" calcext:value-type="string">
            <text:p>NORMAL/NONE <text:s text:c="9"/></text:p>
          </table:table-cell>
          <table:table-cell table:style-name="ce12" office:value-type="string" calcext:value-type="string">
            <text:p>SAFE/ACK <text:s text:c="12"/></text:p>
          </table:table-cell>
          <table:table-cell table:style-name="ce20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Average - Callback</text:p>
          </table:table-cell>
          <table:table-cell table:style-name="ce8" office:value-type="float" office:value="34148" calcext:value-type="float">
            <text:p>34148</text:p>
          </table:table-cell>
          <table:table-cell table:style-name="ce13" office:value-type="float" office:value="34140" calcext:value-type="float">
            <text:p>34140</text:p>
          </table:table-cell>
          <table:table-cell table:style-name="ce13" office:value-type="float" office:value="12.1213333333333" calcext:value-type="float">
            <text:p>12.1213333333</text:p>
          </table:table-cell>
          <table:table-cell table:style-name="ce13" office:value-type="float" office:value="12.1693333333333" calcext:value-type="float">
            <text:p>12.1693333333</text:p>
          </table:table-cell>
          <table:table-cell table:style-name="ce16" office:value-type="float" office:value="44.492" calcext:value-type="float">
            <text:p>44.492</text:p>
          </table:table-cell>
          <table:table-cell table:style-name="ce21" office:value-type="float" office:value="6226.75890909091" calcext:value-type="float">
            <text:p>6226.7589090909</text:p>
          </table:table-cell>
        </table:table-row>
        <table:table-row table:style-name="ro1">
          <table:table-cell office:value-type="string" calcext:value-type="string">
            <text:p>Average - Sync</text:p>
          </table:table-cell>
          <table:table-cell table:style-name="ce9" office:value-type="float" office:value="34145.77133" calcext:value-type="float">
            <text:p>34145.77133</text:p>
          </table:table-cell>
          <table:table-cell table:style-name="ce14" office:value-type="float" office:value="34146.06811" calcext:value-type="float">
            <text:p>34146.06811</text:p>
          </table:table-cell>
          <table:table-cell table:style-name="ce14" office:value-type="float" office:value="12.1723966666667" calcext:value-type="float">
            <text:p>12.1723966667</text:p>
          </table:table-cell>
          <table:table-cell table:style-name="ce14" office:value-type="float" office:value="12.1097466666667" calcext:value-type="float">
            <text:p>12.1097466667</text:p>
          </table:table-cell>
          <table:table-cell table:style-name="ce17" office:value-type="float" office:value="66.3615433333333" calcext:value-type="float">
            <text:p>66.3615433333</text:p>
          </table:table-cell>
          <table:table-cell table:style-name="ce22" office:value-type="float" office:value="6233.07004545455" calcext:value-type="float">
            <text:p>6233.0700454546</text:p>
          </table:table-cell>
        </table:table-row>
        <table:table-row table:style-name="ro1">
          <table:table-cell office:value-type="string" calcext:value-type="string">
            <text:p>Average - Async</text:p>
          </table:table-cell>
          <table:table-cell table:style-name="ce9" office:value-type="float" office:value="34147.34966" calcext:value-type="float">
            <text:p>34147.34966</text:p>
          </table:table-cell>
          <table:table-cell table:style-name="ce14" office:value-type="float" office:value="34144.58939" calcext:value-type="float">
            <text:p>34144.58939</text:p>
          </table:table-cell>
          <table:table-cell table:style-name="ce14" office:value-type="float" office:value="12.26979" calcext:value-type="float">
            <text:p>12.26979</text:p>
          </table:table-cell>
          <table:table-cell table:style-name="ce14" office:value-type="float" office:value="12.25983" calcext:value-type="float">
            <text:p>12.25983</text:p>
          </table:table-cell>
          <table:table-cell table:style-name="ce17" office:value-type="float" office:value="43.7782133333333" calcext:value-type="float">
            <text:p>43.7782133333</text:p>
          </table:table-cell>
          <table:table-cell table:style-name="ce22" office:value-type="float" office:value="6226.98750454545" calcext:value-type="float">
            <text:p>6226.9875045455</text:p>
          </table:table-cell>
        </table:table-row>
        <table:table-row table:style-name="ro1">
          <table:table-cell table:style-name="ce5" office:value-type="string" calcext:value-type="string">
            <text:p>Average - Legacy</text:p>
          </table:table-cell>
          <table:table-cell table:style-name="ce10" office:value-type="float" office:value="34146.48192" calcext:value-type="float">
            <text:p>34146.48192</text:p>
          </table:table-cell>
          <table:table-cell table:style-name="ce15" office:value-type="float" office:value="34148.05028" calcext:value-type="float">
            <text:p>34148.05028</text:p>
          </table:table-cell>
          <table:table-cell table:style-name="ce15" office:value-type="float" office:value="12.2271433333333" calcext:value-type="float">
            <text:p>12.2271433333</text:p>
          </table:table-cell>
          <table:table-cell table:style-name="ce15" office:value-type="float" office:value="12.2558366666667" calcext:value-type="float">
            <text:p>12.2558366667</text:p>
          </table:table-cell>
          <table:table-cell table:style-name="ce18" office:value-type="float" office:value="159.261053333333" calcext:value-type="float">
            <text:p>159.2610533333</text:p>
          </table:table-cell>
          <table:table-cell table:style-name="ce23" office:value-type="float" office:value="6258.70584545455" calcext:value-type="float">
            <text:p>6258.7058454546</text:p>
          </table:table-cell>
        </table:table-row>
      </table:table>
      <table:table table:name="BSON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<text:s/>OP (µs/op) </text:p>
          </table:table-cell>
          <table:table-cell office:value-type="string" calcext:value-type="string">
            <text:p><text:s/>Legacy </text:p>
          </table:table-cell>
          <table:table-cell office:value-type="string" calcext:value-type="string">
            <text:p><text:s/>BStream </text:p>
          </table:table-cell>
          <table:table-cell office:value-type="string" calcext:value-type="string">
            <text:p><text:s/>BufferedBStream</text:p>
          </table:table-cell>
        </table:table-row>
        <table:table-row table:style-name="ro1">
          <table:table-cell office:value-type="string" calcext:value-type="string">
            <text:p><text:s/>Write BSON 1 Level Tree </text:p>
          </table:table-cell>
          <table:table-cell office:value-type="float" office:value="0.586" calcext:value-type="float">
            <text:p>0.58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<text:s/>Write BSON 4 Level Tree </text:p>
          </table:table-cell>
          <table:table-cell office:value-type="float" office:value="2.327" calcext:value-type="float">
            <text:p>2.327</text:p>
          </table:table-cell>
          <table:table-cell office:value-type="float" office:value="2.192" calcext:value-type="float">
            <text:p>2.192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<text:s/>Write BSON 7 Level Tree </text:p>
          </table:table-cell>
          <table:table-cell office:value-type="float" office:value="16.228" calcext:value-type="float">
            <text:p>16.228</text:p>
          </table:table-cell>
          <table:table-cell office:value-type="float" office:value="13.248" calcext:value-type="float">
            <text:p>13.248</text:p>
          </table:table-cell>
          <table:table-cell office:value-type="float" office:value="12.776" calcext:value-type="float">
            <text:p>12.776</text:p>
          </table:table-cell>
        </table:table-row>
        <table:table-row table:style-name="ro1">
          <table:table-cell office:value-type="string" calcext:value-type="string">
            <text:p><text:s/>Write BSON 10 Level Tree </text:p>
          </table:table-cell>
          <table:table-cell office:value-type="float" office:value="133.793" calcext:value-type="float">
            <text:p>133.793</text:p>
          </table:table-cell>
          <table:table-cell office:value-type="float" office:value="114.587" calcext:value-type="float">
            <text:p>114.587</text:p>
          </table:table-cell>
          <table:table-cell office:value-type="float" office:value="106.976" calcext:value-type="float">
            <text:p>106.976</text:p>
          </table:table-cell>
        </table:table-row>
        <table:table-row table:style-name="ro1">
          <table:table-cell office:value-type="string" calcext:value-type="string">
            <text:p><text:s/>Write BSON 13 Level Tree </text:p>
          </table:table-cell>
          <table:table-cell office:value-type="float" office:value="1185.667" calcext:value-type="float">
            <text:p>1185.667</text:p>
          </table:table-cell>
          <table:table-cell office:value-type="float" office:value="939.9" calcext:value-type="float">
            <text:p>939.9</text:p>
          </table:table-cell>
          <table:table-cell office:value-type="float" office:value="860.725" calcext:value-type="float">
            <text:p>860.725</text:p>
          </table:table-cell>
        </table:table-row>
        <table:table-row table:style-name="ro1">
          <table:table-cell office:value-type="string" calcext:value-type="string">
            <text:p><text:s/>Write BSON 16 Level Tree </text:p>
          </table:table-cell>
          <table:table-cell office:value-type="float" office:value="12833.52" calcext:value-type="float">
            <text:p>12833.52</text:p>
          </table:table-cell>
          <table:table-cell office:value-type="float" office:value="11256.179" calcext:value-type="float">
            <text:p>11256.179</text:p>
          </table:table-cell>
          <table:table-cell office:value-type="float" office:value="8959.73" calcext:value-type="float">
            <text:p>8959.73</text:p>
          </table:table-cell>
        </table:table-row>
        <table:table-row table:style-name="ro1">
          <table:table-cell office:value-type="string" calcext:value-type="string">
            <text:p><text:s/>Read BSON 1 Level Tree (21 Bytes) </text:p>
          </table:table-cell>
          <table:table-cell office:value-type="float" office:value="0.443" calcext:value-type="float">
            <text:p>0.443</text:p>
          </table:table-cell>
          <table:table-cell office:value-type="float" office:value="0.394" calcext:value-type="float">
            <text:p>0.39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4 Level Tree (259 Bytes) </text:p>
          </table:table-cell>
          <table:table-cell office:value-type="float" office:value="3.528" calcext:value-type="float">
            <text:p>3.528</text:p>
          </table:table-cell>
          <table:table-cell office:value-type="float" office:value="2.691" calcext:value-type="float">
            <text:p>2.69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7 Level Tree (2163 Bytes) </text:p>
          </table:table-cell>
          <table:table-cell office:value-type="float" office:value="29.458" calcext:value-type="float">
            <text:p>29.458</text:p>
          </table:table-cell>
          <table:table-cell office:value-type="float" office:value="20.283" calcext:value-type="float">
            <text:p>20.28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0 Level Tree (17395 Bytes) </text:p>
          </table:table-cell>
          <table:table-cell office:value-type="float" office:value="230.982" calcext:value-type="float">
            <text:p>230.982</text:p>
          </table:table-cell>
          <table:table-cell office:value-type="float" office:value="166.033" calcext:value-type="float">
            <text:p>166.0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3 Level Tree (146419 Bytes) </text:p>
          </table:table-cell>
          <table:table-cell office:value-type="float" office:value="2001.421" calcext:value-type="float">
            <text:p>2001.421</text:p>
          </table:table-cell>
          <table:table-cell office:value-type="float" office:value="1360.54" calcext:value-type="float">
            <text:p>1360.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6 Level Tree (1178611 Bytes) </text:p>
          </table:table-cell>
          <table:table-cell office:value-type="float" office:value="15735.552" calcext:value-type="float">
            <text:p>15735.552</text:p>
          </table:table-cell>
          <table:table-cell office:value-type="float" office:value="10799.901" calcext:value-type="float">
            <text:p>10799.9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Small BSON Document </text:p>
          </table:table-cell>
          <table:table-cell office:value-type="float" office:value="0.653" calcext:value-type="float">
            <text:p>0.653</text:p>
          </table:table-cell>
          <table:table-cell office:value-type="float" office:value="0.911" calcext:value-type="float">
            <text:p>0.911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<text:s/>Read Medium BSON Document (5137 Bytes) </text:p>
          </table:table-cell>
          <table:table-cell office:value-type="float" office:value="44.85" calcext:value-type="float">
            <text:p>44.85</text:p>
          </table:table-cell>
          <table:table-cell office:value-type="float" office:value="40.197" calcext:value-type="float">
            <text:p>40.19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Microscopic BSON Document (14 Bytes) </text:p>
          </table:table-cell>
          <table:table-cell office:value-type="float" office:value="0.203" calcext:value-type="float">
            <text:p>0.203</text:p>
          </table:table-cell>
          <table:table-cell office:value-type="float" office:value="0.123" calcext:value-type="float">
            <text:p>0.1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Microscopic BSON Document </text:p>
          </table:table-cell>
          <table:table-cell office:value-type="float" office:value="0.321" calcext:value-type="float">
            <text:p>0.321</text:p>
          </table:table-cell>
          <table:table-cell office:value-type="float" office:value="0.235" calcext:value-type="float">
            <text:p>0.23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<text:s/>Read Small BSON Document (91 Bytes) </text:p>
          </table:table-cell>
          <table:table-cell office:value-type="float" office:value="0.317" calcext:value-type="float">
            <text:p>0.317</text:p>
          </table:table-cell>
          <table:table-cell office:value-type="float" office:value="0.389" calcext:value-type="float">
            <text:p>0.38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Medium BSON Document </text:p>
          </table:table-cell>
          <table:table-cell office:value-type="float" office:value="37.424" calcext:value-type="float">
            <text:p>37.424</text:p>
          </table:table-cell>
          <table:table-cell office:value-type="float" office:value="68.643" calcext:value-type="float">
            <text:p>68.643</text:p>
          </table:table-cell>
          <table:table-cell office:value-type="float" office:value="62.595" calcext:value-type="float">
            <text:p>62.595</text:p>
          </table:table-cell>
        </table:table-row>
        <table:table-row table:style-name="ro1">
          <table:table-cell office:value-type="string" calcext:value-type="string">
            <text:p><text:s/>Create &amp; Write BSON 1 Level Tree </text:p>
          </table:table-cell>
          <table:table-cell office:value-type="float" office:value="0.396" calcext:value-type="float">
            <text:p>0.396</text:p>
          </table:table-cell>
          <table:table-cell office:value-type="float" office:value="0.27" calcext:value-type="float">
            <text:p>0.27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<text:s/>Create &amp; Write BSON 4 Level Tree </text:p>
          </table:table-cell>
          <table:table-cell office:value-type="float" office:value="3.385" calcext:value-type="float">
            <text:p>3.385</text:p>
          </table:table-cell>
          <table:table-cell office:value-type="float" office:value="3.587" calcext:value-type="float">
            <text:p>3.587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<text:s/>Create &amp; Write BSON 7 Level Tree </text:p>
          </table:table-cell>
          <table:table-cell office:value-type="float" office:value="27.505" calcext:value-type="float">
            <text:p>27.505</text:p>
          </table:table-cell>
          <table:table-cell office:value-type="float" office:value="32.427" calcext:value-type="float">
            <text:p>32.427</text:p>
          </table:table-cell>
          <table:table-cell office:value-type="float" office:value="31.596" calcext:value-type="float">
            <text:p>31.596</text:p>
          </table:table-cell>
        </table:table-row>
        <table:table-row table:style-name="ro1">
          <table:table-cell office:value-type="string" calcext:value-type="string">
            <text:p><text:s/>Create &amp; Write BSON 10 Level Tree </text:p>
          </table:table-cell>
          <table:table-cell office:value-type="float" office:value="247.696" calcext:value-type="float">
            <text:p>247.696</text:p>
          </table:table-cell>
          <table:table-cell office:value-type="float" office:value="275.397" calcext:value-type="float">
            <text:p>275.397</text:p>
          </table:table-cell>
          <table:table-cell office:value-type="float" office:value="246.913" calcext:value-type="float">
            <text:p>246.913</text:p>
          </table:table-cell>
        </table:table-row>
        <table:table-row table:style-name="ro1">
          <table:table-cell office:value-type="string" calcext:value-type="string">
            <text:p><text:s/>Create &amp; Write BSON 13 Level Tree </text:p>
          </table:table-cell>
          <table:table-cell office:value-type="float" office:value="2185.289" calcext:value-type="float">
            <text:p>2185.289</text:p>
          </table:table-cell>
          <table:table-cell office:value-type="float" office:value="2348.518" calcext:value-type="float">
            <text:p>2348.518</text:p>
          </table:table-cell>
          <table:table-cell office:value-type="float" office:value="2095.814" calcext:value-type="float">
            <text:p>2095.814</text:p>
          </table:table-cell>
        </table:table-row>
        <table:table-row table:style-name="ro1">
          <table:table-cell office:value-type="string" calcext:value-type="string">
            <text:p><text:s/>Create &amp; Write BSON 16 Level Tree </text:p>
          </table:table-cell>
          <table:table-cell office:value-type="float" office:value="17949.188" calcext:value-type="float">
            <text:p>17949.188</text:p>
          </table:table-cell>
          <table:table-cell office:value-type="float" office:value="21867.482" calcext:value-type="float">
            <text:p>21867.482</text:p>
          </table:table-cell>
          <table:table-cell office:value-type="float" office:value="17897.809" calcext:value-type="float">
            <text:p>17897.809</text:p>
          </table:table-cell>
        </table:table-row>
        <table:table-row table:style-name="ro1">
          <table:table-cell office:value-type="string" calcext:value-type="string">
            <text:p><text:s/>Write BSON 1 Level Tree </text:p>
          </table:table-cell>
          <table:table-cell office:value-type="float" office:value="0.205" calcext:value-type="float">
            <text:p>0.205</text:p>
          </table:table-cell>
          <table:table-cell office:value-type="float" office:value="0.13" calcext:value-type="float">
            <text:p>0.13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string" calcext:value-type="string">
            <text:p><text:s/>Write BSON 4 Level Tree </text:p>
          </table:table-cell>
          <table:table-cell office:value-type="float" office:value="1.874" calcext:value-type="float">
            <text:p>1.874</text:p>
          </table:table-cell>
          <table:table-cell office:value-type="float" office:value="1.856" calcext:value-type="float">
            <text:p>1.856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string" calcext:value-type="string">
            <text:p><text:s/>Write BSON 7 Level Tree </text:p>
          </table:table-cell>
          <table:table-cell office:value-type="float" office:value="16.751" calcext:value-type="float">
            <text:p>16.751</text:p>
          </table:table-cell>
          <table:table-cell office:value-type="float" office:value="17.27" calcext:value-type="float">
            <text:p>17.27</text:p>
          </table:table-cell>
          <table:table-cell office:value-type="float" office:value="13.817" calcext:value-type="float">
            <text:p>13.817</text:p>
          </table:table-cell>
        </table:table-row>
        <table:table-row table:style-name="ro1">
          <table:table-cell office:value-type="string" calcext:value-type="string">
            <text:p><text:s/>Write BSON 10 Level Tree </text:p>
          </table:table-cell>
          <table:table-cell office:value-type="float" office:value="135.354" calcext:value-type="float">
            <text:p>135.354</text:p>
          </table:table-cell>
          <table:table-cell office:value-type="float" office:value="141.534" calcext:value-type="float">
            <text:p>141.534</text:p>
          </table:table-cell>
          <table:table-cell office:value-type="float" office:value="114.184" calcext:value-type="float">
            <text:p>114.184</text:p>
          </table:table-cell>
        </table:table-row>
        <table:table-row table:style-name="ro1">
          <table:table-cell office:value-type="string" calcext:value-type="string">
            <text:p><text:s/>Write BSON 13 Level Tree </text:p>
          </table:table-cell>
          <table:table-cell office:value-type="float" office:value="1215.324" calcext:value-type="float">
            <text:p>1215.324</text:p>
          </table:table-cell>
          <table:table-cell office:value-type="float" office:value="1205.56" calcext:value-type="float">
            <text:p>1205.56</text:p>
          </table:table-cell>
          <table:table-cell office:value-type="float" office:value="960.214" calcext:value-type="float">
            <text:p>960.214</text:p>
          </table:table-cell>
        </table:table-row>
        <table:table-row table:style-name="ro1">
          <table:table-cell office:value-type="string" calcext:value-type="string">
            <text:p><text:s/>Write BSON 16 Level Tree </text:p>
          </table:table-cell>
          <table:table-cell office:value-type="float" office:value="13359.349" calcext:value-type="float">
            <text:p>13359.349</text:p>
          </table:table-cell>
          <table:table-cell office:value-type="float" office:value="12969.556" calcext:value-type="float">
            <text:p>12969.556</text:p>
          </table:table-cell>
          <table:table-cell office:value-type="float" office:value="11576.849" calcext:value-type="float">
            <text:p>11576.849</text:p>
          </table:table-cell>
        </table:table-row>
        <table:table-row table:style-name="ro1">
          <table:table-cell office:value-type="string" calcext:value-type="string">
            <text:p><text:s/>Read BSON 1 Level Tree (21 Bytes) </text:p>
          </table:table-cell>
          <table:table-cell office:value-type="float" office:value="0.266" calcext:value-type="float">
            <text:p>0.266</text:p>
          </table:table-cell>
          <table:table-cell office:value-type="float" office:value="0.157" calcext:value-type="float">
            <text:p>0.15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4 Level Tree (259 Bytes) </text:p>
          </table:table-cell>
          <table:table-cell office:value-type="float" office:value="3.224" calcext:value-type="float">
            <text:p>3.224</text:p>
          </table:table-cell>
          <table:table-cell office:value-type="float" office:value="2.169" calcext:value-type="float">
            <text:p>2.16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7 Level Tree (2163 Bytes) </text:p>
          </table:table-cell>
          <table:table-cell office:value-type="float" office:value="27.567" calcext:value-type="float">
            <text:p>27.567</text:p>
          </table:table-cell>
          <table:table-cell office:value-type="float" office:value="18.431" calcext:value-type="float">
            <text:p>18.4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0 Level Tree (17395 Bytes) </text:p>
          </table:table-cell>
          <table:table-cell office:value-type="float" office:value="218.252" calcext:value-type="float">
            <text:p>218.252</text:p>
          </table:table-cell>
          <table:table-cell office:value-type="float" office:value="157.152" calcext:value-type="float">
            <text:p>157.1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3 Level Tree (146419 Bytes) </text:p>
          </table:table-cell>
          <table:table-cell office:value-type="float" office:value="1884.282" calcext:value-type="float">
            <text:p>1884.282</text:p>
          </table:table-cell>
          <table:table-cell office:value-type="float" office:value="1384.436" calcext:value-type="float">
            <text:p>1384.4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6 Level Tree (1178611 Bytes) </text:p>
          </table:table-cell>
          <table:table-cell office:value-type="float" office:value="14433.232" calcext:value-type="float">
            <text:p>14433.232</text:p>
          </table:table-cell>
          <table:table-cell office:value-type="float" office:value="10842.042" calcext:value-type="float">
            <text:p>10842.0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Small BSON Document </text:p>
          </table:table-cell>
          <table:table-cell office:value-type="float" office:value="0.584" calcext:value-type="float">
            <text:p>0.584</text:p>
          </table:table-cell>
          <table:table-cell office:value-type="float" office:value="0.876" calcext:value-type="float">
            <text:p>0.876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<text:s/>Read Medium BSON Document (5137 Bytes) </text:p>
          </table:table-cell>
          <table:table-cell office:value-type="float" office:value="44.92" calcext:value-type="float">
            <text:p>44.92</text:p>
          </table:table-cell>
          <table:table-cell office:value-type="float" office:value="40.12" calcext:value-type="float">
            <text:p>40.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Microscopic BSON Document (14 Bytes) </text:p>
          </table:table-cell>
          <table:table-cell office:value-type="float" office:value="0.2" calcext:value-type="float">
            <text:p>0.2</text:p>
          </table:table-cell>
          <table:table-cell office:value-type="float" office:value="0.123" calcext:value-type="float">
            <text:p>0.1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Microscopic BSON Document </text:p>
          </table:table-cell>
          <table:table-cell office:value-type="float" office:value="0.275" calcext:value-type="float">
            <text:p>0.27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string" calcext:value-type="string">
            <text:p><text:s/>Read Small BSON Document (91 Bytes) 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" calcext:value-type="float">
            <text:p>0.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Medium BSON Document </text:p>
          </table:table-cell>
          <table:table-cell office:value-type="float" office:value="38.692" calcext:value-type="float">
            <text:p>38.692</text:p>
          </table:table-cell>
          <table:table-cell office:value-type="float" office:value="69.88" calcext:value-type="float">
            <text:p>69.88</text:p>
          </table:table-cell>
          <table:table-cell office:value-type="float" office:value="62.835" calcext:value-type="float">
            <text:p>62.835</text:p>
          </table:table-cell>
        </table:table-row>
        <table:table-row table:style-name="ro1">
          <table:table-cell office:value-type="string" calcext:value-type="string">
            <text:p><text:s/>Create &amp; Write BSON 1 Level Tree </text:p>
          </table:table-cell>
          <table:table-cell office:value-type="float" office:value="0.415" calcext:value-type="float">
            <text:p>0.415</text:p>
          </table:table-cell>
          <table:table-cell office:value-type="float" office:value="0.34" calcext:value-type="float">
            <text:p>0.34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string" calcext:value-type="string">
            <text:p><text:s/>Create &amp; Write BSON 4 Level Tree </text:p>
          </table:table-cell>
          <table:table-cell office:value-type="float" office:value="4.007" calcext:value-type="float">
            <text:p>4.007</text:p>
          </table:table-cell>
          <table:table-cell office:value-type="float" office:value="4.109" calcext:value-type="float">
            <text:p>4.109</text:p>
          </table:table-cell>
          <table:table-cell office:value-type="float" office:value="3.704" calcext:value-type="float">
            <text:p>3.704</text:p>
          </table:table-cell>
        </table:table-row>
        <table:table-row table:style-name="ro1">
          <table:table-cell office:value-type="string" calcext:value-type="string">
            <text:p><text:s/>Create &amp; Write BSON 7 Level Tree </text:p>
          </table:table-cell>
          <table:table-cell office:value-type="float" office:value="27.357" calcext:value-type="float">
            <text:p>27.357</text:p>
          </table:table-cell>
          <table:table-cell office:value-type="float" office:value="34.763" calcext:value-type="float">
            <text:p>34.763</text:p>
          </table:table-cell>
          <table:table-cell office:value-type="float" office:value="29.924" calcext:value-type="float">
            <text:p>29.924</text:p>
          </table:table-cell>
        </table:table-row>
        <table:table-row table:style-name="ro1">
          <table:table-cell office:value-type="string" calcext:value-type="string">
            <text:p><text:s/>Create &amp; Write BSON 10 Level Tree </text:p>
          </table:table-cell>
          <table:table-cell office:value-type="float" office:value="252.85" calcext:value-type="float">
            <text:p>252.85</text:p>
          </table:table-cell>
          <table:table-cell office:value-type="float" office:value="275.03" calcext:value-type="float">
            <text:p>275.03</text:p>
          </table:table-cell>
          <table:table-cell office:value-type="float" office:value="253.213" calcext:value-type="float">
            <text:p>253.213</text:p>
          </table:table-cell>
        </table:table-row>
        <table:table-row table:style-name="ro1">
          <table:table-cell office:value-type="string" calcext:value-type="string">
            <text:p><text:s/>Create &amp; Write BSON 13 Level Tree </text:p>
          </table:table-cell>
          <table:table-cell office:value-type="float" office:value="2233.622" calcext:value-type="float">
            <text:p>2233.622</text:p>
          </table:table-cell>
          <table:table-cell office:value-type="float" office:value="2329.881" calcext:value-type="float">
            <text:p>2329.881</text:p>
          </table:table-cell>
          <table:table-cell office:value-type="float" office:value="2099.549" calcext:value-type="float">
            <text:p>2099.549</text:p>
          </table:table-cell>
        </table:table-row>
        <table:table-row table:style-name="ro1">
          <table:table-cell office:value-type="string" calcext:value-type="string">
            <text:p><text:s/>Create &amp; Write BSON 16 Level Tree </text:p>
          </table:table-cell>
          <table:table-cell office:value-type="float" office:value="17917.725" calcext:value-type="float">
            <text:p>17917.725</text:p>
          </table:table-cell>
          <table:table-cell office:value-type="float" office:value="21860.217" calcext:value-type="float">
            <text:p>21860.217</text:p>
          </table:table-cell>
          <table:table-cell office:value-type="float" office:value="17870.684" calcext:value-type="float">
            <text:p>17870.684</text:p>
          </table:table-cell>
        </table:table-row>
        <table:table-row table:style-name="ro1">
          <table:table-cell office:value-type="string" calcext:value-type="string">
            <text:p><text:s/>Write BSON 1 Level Tree 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.128" calcext:value-type="float">
            <text:p>0.128</text:p>
          </table:table-cell>
        </table:table-row>
        <table:table-row table:style-name="ro1">
          <table:table-cell office:value-type="string" calcext:value-type="string">
            <text:p><text:s/>Write BSON 4 Level Tree </text:p>
          </table:table-cell>
          <table:table-cell office:value-type="float" office:value="2.151" calcext:value-type="float">
            <text:p>2.151</text:p>
          </table:table-cell>
          <table:table-cell office:value-type="float" office:value="1.957" calcext:value-type="float">
            <text:p>1.957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<text:s/>Write BSON 7 Level Tree </text:p>
          </table:table-cell>
          <table:table-cell office:value-type="float" office:value="16.841" calcext:value-type="float">
            <text:p>16.841</text:p>
          </table:table-cell>
          <table:table-cell office:value-type="float" office:value="17.111" calcext:value-type="float">
            <text:p>17.111</text:p>
          </table:table-cell>
          <table:table-cell office:value-type="float" office:value="13.769" calcext:value-type="float">
            <text:p>13.769</text:p>
          </table:table-cell>
        </table:table-row>
        <table:table-row table:style-name="ro1">
          <table:table-cell office:value-type="string" calcext:value-type="string">
            <text:p><text:s/>Write BSON 10 Level Tree </text:p>
          </table:table-cell>
          <table:table-cell office:value-type="float" office:value="138.667" calcext:value-type="float">
            <text:p>138.667</text:p>
          </table:table-cell>
          <table:table-cell office:value-type="float" office:value="140.615" calcext:value-type="float">
            <text:p>140.615</text:p>
          </table:table-cell>
          <table:table-cell office:value-type="float" office:value="118.13" calcext:value-type="float">
            <text:p>118.13</text:p>
          </table:table-cell>
        </table:table-row>
        <table:table-row table:style-name="ro1">
          <table:table-cell office:value-type="string" calcext:value-type="string">
            <text:p><text:s/>Write BSON 13 Level Tree </text:p>
          </table:table-cell>
          <table:table-cell office:value-type="float" office:value="1242.659" calcext:value-type="float">
            <text:p>1242.659</text:p>
          </table:table-cell>
          <table:table-cell office:value-type="float" office:value="1187.399" calcext:value-type="float">
            <text:p>1187.399</text:p>
          </table:table-cell>
          <table:table-cell office:value-type="float" office:value="982.971" calcext:value-type="float">
            <text:p>982.971</text:p>
          </table:table-cell>
        </table:table-row>
        <table:table-row table:style-name="ro1">
          <table:table-cell office:value-type="string" calcext:value-type="string">
            <text:p><text:s/>Write BSON 16 Level Tree </text:p>
          </table:table-cell>
          <table:table-cell office:value-type="float" office:value="13587.182" calcext:value-type="float">
            <text:p>13587.182</text:p>
          </table:table-cell>
          <table:table-cell office:value-type="float" office:value="13722.059" calcext:value-type="float">
            <text:p>13722.059</text:p>
          </table:table-cell>
          <table:table-cell office:value-type="float" office:value="12501.239" calcext:value-type="float">
            <text:p>12501.239</text:p>
          </table:table-cell>
        </table:table-row>
        <table:table-row table:style-name="ro1">
          <table:table-cell office:value-type="string" calcext:value-type="string">
            <text:p><text:s/>Read BSON 1 Level Tree (21 Bytes) 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4" calcext:value-type="float">
            <text:p>0.2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4 Level Tree (259 Bytes) </text:p>
          </table:table-cell>
          <table:table-cell office:value-type="float" office:value="3.858" calcext:value-type="float">
            <text:p>3.858</text:p>
          </table:table-cell>
          <table:table-cell office:value-type="float" office:value="2.252" calcext:value-type="float">
            <text:p>2.2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7 Level Tree (2163 Bytes) </text:p>
          </table:table-cell>
          <table:table-cell office:value-type="float" office:value="30.261" calcext:value-type="float">
            <text:p>30.261</text:p>
          </table:table-cell>
          <table:table-cell office:value-type="float" office:value="20.465" calcext:value-type="float">
            <text:p>20.46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0 Level Tree (17395 Bytes) </text:p>
          </table:table-cell>
          <table:table-cell office:value-type="float" office:value="223.991" calcext:value-type="float">
            <text:p>223.991</text:p>
          </table:table-cell>
          <table:table-cell office:value-type="float" office:value="158.279" calcext:value-type="float">
            <text:p>158.27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3 Level Tree (146419 Bytes) </text:p>
          </table:table-cell>
          <table:table-cell office:value-type="float" office:value="1880.885" calcext:value-type="float">
            <text:p>1880.885</text:p>
          </table:table-cell>
          <table:table-cell office:value-type="float" office:value="1353.89" calcext:value-type="float">
            <text:p>1353.8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6 Level Tree (1178611 Bytes) </text:p>
          </table:table-cell>
          <table:table-cell office:value-type="float" office:value="14491.603" calcext:value-type="float">
            <text:p>14491.603</text:p>
          </table:table-cell>
          <table:table-cell office:value-type="float" office:value="10745.552" calcext:value-type="float">
            <text:p>10745.5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Small BSON Document </text:p>
          </table:table-cell>
          <table:table-cell office:value-type="float" office:value="0.651" calcext:value-type="float">
            <text:p>0.651</text:p>
          </table:table-cell>
          <table:table-cell office:value-type="float" office:value="0.865" calcext:value-type="float">
            <text:p>0.865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string" calcext:value-type="string">
            <text:p><text:s/>Read Medium BSON Document (5137 Bytes) </text:p>
          </table:table-cell>
          <table:table-cell office:value-type="float" office:value="45.101" calcext:value-type="float">
            <text:p>45.101</text:p>
          </table:table-cell>
          <table:table-cell office:value-type="float" office:value="40.013" calcext:value-type="float">
            <text:p>40.0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Microscopic BSON Document (14 Bytes) </text:p>
          </table:table-cell>
          <table:table-cell office:value-type="float" office:value="0.291" calcext:value-type="float">
            <text:p>0.291</text:p>
          </table:table-cell>
          <table:table-cell office:value-type="float" office:value="0.124" calcext:value-type="float">
            <text:p>0.1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Microscopic BSON Document </text:p>
          </table:table-cell>
          <table:table-cell office:value-type="float" office:value="0.222" calcext:value-type="float">
            <text:p>0.22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<text:s/>Read Small BSON Document (91 Bytes) 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2" calcext:value-type="float">
            <text:p>0.39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Medium BSON Document </text:p>
          </table:table-cell>
          <table:table-cell office:value-type="float" office:value="37.372" calcext:value-type="float">
            <text:p>37.372</text:p>
          </table:table-cell>
          <table:table-cell office:value-type="float" office:value="68.974" calcext:value-type="float">
            <text:p>68.974</text:p>
          </table:table-cell>
          <table:table-cell office:value-type="float" office:value="61.138" calcext:value-type="float">
            <text:p>61.138</text:p>
          </table:table-cell>
        </table:table-row>
        <table:table-row table:style-name="ro1">
          <table:table-cell office:value-type="string" calcext:value-type="string">
            <text:p><text:s/>Create &amp; Write BSON 1 Level Tree 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string" calcext:value-type="string">
            <text:p><text:s/>Create &amp; Write BSON 4 Level Tree </text:p>
          </table:table-cell>
          <table:table-cell office:value-type="float" office:value="3.002" calcext:value-type="float">
            <text:p>3.002</text:p>
          </table:table-cell>
          <table:table-cell office:value-type="float" office:value="4.095" calcext:value-type="float">
            <text:p>4.095</text:p>
          </table:table-cell>
          <table:table-cell office:value-type="float" office:value="3.274" calcext:value-type="float">
            <text:p>3.274</text:p>
          </table:table-cell>
        </table:table-row>
        <table:table-row table:style-name="ro1">
          <table:table-cell office:value-type="string" calcext:value-type="string">
            <text:p><text:s/>Create &amp; Write BSON 7 Level Tree </text:p>
          </table:table-cell>
          <table:table-cell office:value-type="float" office:value="27.564" calcext:value-type="float">
            <text:p>27.564</text:p>
          </table:table-cell>
          <table:table-cell office:value-type="float" office:value="31.483" calcext:value-type="float">
            <text:p>31.483</text:p>
          </table:table-cell>
          <table:table-cell office:value-type="float" office:value="30.547" calcext:value-type="float">
            <text:p>30.547</text:p>
          </table:table-cell>
        </table:table-row>
        <table:table-row table:style-name="ro1">
          <table:table-cell office:value-type="string" calcext:value-type="string">
            <text:p><text:s/>Create &amp; Write BSON 10 Level Tree </text:p>
          </table:table-cell>
          <table:table-cell office:value-type="float" office:value="251.398" calcext:value-type="float">
            <text:p>251.398</text:p>
          </table:table-cell>
          <table:table-cell office:value-type="float" office:value="275.158" calcext:value-type="float">
            <text:p>275.158</text:p>
          </table:table-cell>
          <table:table-cell office:value-type="float" office:value="249.027" calcext:value-type="float">
            <text:p>249.027</text:p>
          </table:table-cell>
        </table:table-row>
        <table:table-row table:style-name="ro1">
          <table:table-cell office:value-type="string" calcext:value-type="string">
            <text:p><text:s/>Create &amp; Write BSON 13 Level Tree </text:p>
          </table:table-cell>
          <table:table-cell office:value-type="float" office:value="2205.961" calcext:value-type="float">
            <text:p>2205.961</text:p>
          </table:table-cell>
          <table:table-cell office:value-type="float" office:value="2340.597" calcext:value-type="float">
            <text:p>2340.597</text:p>
          </table:table-cell>
          <table:table-cell office:value-type="float" office:value="2105.187" calcext:value-type="float">
            <text:p>2105.187</text:p>
          </table:table-cell>
        </table:table-row>
        <table:table-row table:style-name="ro1">
          <table:table-cell office:value-type="string" calcext:value-type="string">
            <text:p><text:s/>Create &amp; Write BSON 16 Level Tree </text:p>
          </table:table-cell>
          <table:table-cell office:value-type="float" office:value="17939.366" calcext:value-type="float">
            <text:p>17939.366</text:p>
          </table:table-cell>
          <table:table-cell office:value-type="float" office:value="21965.996" calcext:value-type="float">
            <text:p>21965.996</text:p>
          </table:table-cell>
          <table:table-cell office:value-type="float" office:value="17895.466" calcext:value-type="float">
            <text:p>17895.466</text:p>
          </table:table-cell>
        </table:table-row>
        <table:table-row table:style-name="ro1">
          <table:table-cell office:value-type="string" calcext:value-type="string">
            <text:p><text:s/>Write BSON 1 Level Tree </text:p>
          </table:table-cell>
          <table:table-cell office:value-type="float" office:value="0.215" calcext:value-type="float">
            <text:p>0.21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<text:s/>Write BSON 4 Level Tree </text:p>
          </table:table-cell>
          <table:table-cell office:value-type="float" office:value="1.868" calcext:value-type="float">
            <text:p>1.868</text:p>
          </table:table-cell>
          <table:table-cell office:value-type="float" office:value="1.849" calcext:value-type="float">
            <text:p>1.849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<text:s/>Write BSON 7 Level Tree </text:p>
          </table:table-cell>
          <table:table-cell office:value-type="float" office:value="16.322" calcext:value-type="float">
            <text:p>16.322</text:p>
          </table:table-cell>
          <table:table-cell office:value-type="float" office:value="16.977" calcext:value-type="float">
            <text:p>16.977</text:p>
          </table:table-cell>
          <table:table-cell office:value-type="float" office:value="13.904" calcext:value-type="float">
            <text:p>13.904</text:p>
          </table:table-cell>
        </table:table-row>
        <table:table-row table:style-name="ro1">
          <table:table-cell office:value-type="string" calcext:value-type="string">
            <text:p><text:s/>Write BSON 10 Level Tree </text:p>
          </table:table-cell>
          <table:table-cell office:value-type="float" office:value="135.491" calcext:value-type="float">
            <text:p>135.491</text:p>
          </table:table-cell>
          <table:table-cell office:value-type="float" office:value="141.984" calcext:value-type="float">
            <text:p>141.984</text:p>
          </table:table-cell>
          <table:table-cell office:value-type="float" office:value="113.961" calcext:value-type="float">
            <text:p>113.961</text:p>
          </table:table-cell>
        </table:table-row>
        <table:table-row table:style-name="ro1">
          <table:table-cell office:value-type="string" calcext:value-type="string">
            <text:p><text:s/>Write BSON 13 Level Tree </text:p>
          </table:table-cell>
          <table:table-cell office:value-type="float" office:value="1203.23" calcext:value-type="float">
            <text:p>1203.23</text:p>
          </table:table-cell>
          <table:table-cell office:value-type="float" office:value="1184.609" calcext:value-type="float">
            <text:p>1184.609</text:p>
          </table:table-cell>
          <table:table-cell office:value-type="float" office:value="990.115" calcext:value-type="float">
            <text:p>990.115</text:p>
          </table:table-cell>
        </table:table-row>
        <table:table-row table:style-name="ro1">
          <table:table-cell office:value-type="string" calcext:value-type="string">
            <text:p><text:s/>Write BSON 16 Level Tree </text:p>
          </table:table-cell>
          <table:table-cell office:value-type="float" office:value="13647.323" calcext:value-type="float">
            <text:p>13647.323</text:p>
          </table:table-cell>
          <table:table-cell office:value-type="float" office:value="13048.632" calcext:value-type="float">
            <text:p>13048.632</text:p>
          </table:table-cell>
          <table:table-cell office:value-type="float" office:value="9561.66" calcext:value-type="float">
            <text:p>9561.66</text:p>
          </table:table-cell>
        </table:table-row>
        <table:table-row table:style-name="ro1">
          <table:table-cell office:value-type="string" calcext:value-type="string">
            <text:p><text:s/>Read BSON 1 Level Tree (21 Bytes) </text:p>
          </table:table-cell>
          <table:table-cell office:value-type="float" office:value="0.395" calcext:value-type="float">
            <text:p>0.395</text:p>
          </table:table-cell>
          <table:table-cell office:value-type="float" office:value="0.23" calcext:value-type="float">
            <text:p>0.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4 Level Tree (259 Bytes) </text:p>
          </table:table-cell>
          <table:table-cell office:value-type="float" office:value="3.678" calcext:value-type="float">
            <text:p>3.678</text:p>
          </table:table-cell>
          <table:table-cell office:value-type="float" office:value="2.135" calcext:value-type="float">
            <text:p>2.1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7 Level Tree (2163 Bytes) </text:p>
          </table:table-cell>
          <table:table-cell office:value-type="float" office:value="28.755" calcext:value-type="float">
            <text:p>28.755</text:p>
          </table:table-cell>
          <table:table-cell office:value-type="float" office:value="19.264" calcext:value-type="float">
            <text:p>19.2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0 Level Tree (17395 Bytes) </text:p>
          </table:table-cell>
          <table:table-cell office:value-type="float" office:value="226.479" calcext:value-type="float">
            <text:p>226.479</text:p>
          </table:table-cell>
          <table:table-cell office:value-type="float" office:value="172.076" calcext:value-type="float">
            <text:p>172.0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3 Level Tree (146419 Bytes) </text:p>
          </table:table-cell>
          <table:table-cell office:value-type="float" office:value="1876.381" calcext:value-type="float">
            <text:p>1876.381</text:p>
          </table:table-cell>
          <table:table-cell office:value-type="float" office:value="1351.405" calcext:value-type="float">
            <text:p>1351.4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6 Level Tree (1178611 Bytes) </text:p>
          </table:table-cell>
          <table:table-cell office:value-type="float" office:value="14514.357" calcext:value-type="float">
            <text:p>14514.357</text:p>
          </table:table-cell>
          <table:table-cell office:value-type="float" office:value="10593.734" calcext:value-type="float">
            <text:p>10593.7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Small BSON Document </text:p>
          </table:table-cell>
          <table:table-cell office:value-type="float" office:value="0.57" calcext:value-type="float">
            <text:p>0.57</text:p>
          </table:table-cell>
          <table:table-cell office:value-type="float" office:value="0.901" calcext:value-type="float">
            <text:p>0.901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<text:s/>Read Medium BSON Document (5137 Bytes) </text:p>
          </table:table-cell>
          <table:table-cell office:value-type="float" office:value="43.056" calcext:value-type="float">
            <text:p>43.056</text:p>
          </table:table-cell>
          <table:table-cell office:value-type="float" office:value="39.62" calcext:value-type="float">
            <text:p>39.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Microscopic BSON Document (14 Bytes) </text:p>
          </table:table-cell>
          <table:table-cell office:value-type="float" office:value="0.208" calcext:value-type="float">
            <text:p>0.208</text:p>
          </table:table-cell>
          <table:table-cell office:value-type="float" office:value="0.122" calcext:value-type="float">
            <text:p>0.1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Microscopic BSON Document </text:p>
          </table:table-cell>
          <table:table-cell office:value-type="float" office:value="0.224" calcext:value-type="float">
            <text:p>0.22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string" calcext:value-type="string">
            <text:p><text:s/>Read Small BSON Document (91 Bytes) 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3" calcext:value-type="float">
            <text:p>0.39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Medium BSON Document </text:p>
          </table:table-cell>
          <table:table-cell office:value-type="float" office:value="34.992" calcext:value-type="float">
            <text:p>34.992</text:p>
          </table:table-cell>
          <table:table-cell office:value-type="float" office:value="65.408" calcext:value-type="float">
            <text:p>65.408</text:p>
          </table:table-cell>
          <table:table-cell office:value-type="float" office:value="58.19" calcext:value-type="float">
            <text:p>58.19</text:p>
          </table:table-cell>
        </table:table-row>
        <table:table-row table:style-name="ro1">
          <table:table-cell office:value-type="string" calcext:value-type="string">
            <text:p><text:s/>Create &amp; Write BSON 1 Level Tree </text:p>
          </table:table-cell>
          <table:table-cell office:value-type="float" office:value="0.283" calcext:value-type="float">
            <text:p>0.28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<text:s/>Create &amp; Write BSON 4 Level Tree </text:p>
          </table:table-cell>
          <table:table-cell office:value-type="float" office:value="2.96" calcext:value-type="float">
            <text:p>2.96</text:p>
          </table:table-cell>
          <table:table-cell office:value-type="float" office:value="3.973" calcext:value-type="float">
            <text:p>3.973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<text:s/>Create &amp; Write BSON 7 Level Tree </text:p>
          </table:table-cell>
          <table:table-cell office:value-type="float" office:value="26.527" calcext:value-type="float">
            <text:p>26.527</text:p>
          </table:table-cell>
          <table:table-cell office:value-type="float" office:value="32.196" calcext:value-type="float">
            <text:p>32.196</text:p>
          </table:table-cell>
          <table:table-cell office:value-type="float" office:value="27.966" calcext:value-type="float">
            <text:p>27.966</text:p>
          </table:table-cell>
        </table:table-row>
        <table:table-row table:style-name="ro1">
          <table:table-cell office:value-type="string" calcext:value-type="string">
            <text:p><text:s/>Create &amp; Write BSON 10 Level Tree </text:p>
          </table:table-cell>
          <table:table-cell office:value-type="float" office:value="227.998" calcext:value-type="float">
            <text:p>227.998</text:p>
          </table:table-cell>
          <table:table-cell office:value-type="float" office:value="265.534" calcext:value-type="float">
            <text:p>265.534</text:p>
          </table:table-cell>
          <table:table-cell office:value-type="float" office:value="236.709" calcext:value-type="float">
            <text:p>236.709</text:p>
          </table:table-cell>
        </table:table-row>
        <table:table-row table:style-name="ro1">
          <table:table-cell office:value-type="string" calcext:value-type="string">
            <text:p><text:s/>Create &amp; Write BSON 13 Level Tree </text:p>
          </table:table-cell>
          <table:table-cell office:value-type="float" office:value="2077.547" calcext:value-type="float">
            <text:p>2077.547</text:p>
          </table:table-cell>
          <table:table-cell office:value-type="float" office:value="2223.855" calcext:value-type="float">
            <text:p>2223.855</text:p>
          </table:table-cell>
          <table:table-cell office:value-type="float" office:value="1975.191" calcext:value-type="float">
            <text:p>1975.191</text:p>
          </table:table-cell>
        </table:table-row>
        <table:table-row table:style-name="ro1">
          <table:table-cell office:value-type="string" calcext:value-type="string">
            <text:p><text:s/>Create &amp; Write BSON 16 Level Tree </text:p>
          </table:table-cell>
          <table:table-cell office:value-type="float" office:value="17718.363" calcext:value-type="float">
            <text:p>17718.363</text:p>
          </table:table-cell>
          <table:table-cell office:value-type="float" office:value="21912.535" calcext:value-type="float">
            <text:p>21912.535</text:p>
          </table:table-cell>
          <table:table-cell office:value-type="float" office:value="17893.208" calcext:value-type="float">
            <text:p>17893.208</text:p>
          </table:table-cell>
        </table:table-row>
        <table:table-row table:style-name="ro1">
          <table:table-cell office:value-type="string" calcext:value-type="string">
            <text:p><text:s/>Write BSON 1 Level Tree </text:p>
          </table:table-cell>
          <table:table-cell office:value-type="float" office:value="0.214" calcext:value-type="float">
            <text:p>0.2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<text:s/>Write BSON 4 Level Tree </text:p>
          </table:table-cell>
          <table:table-cell office:value-type="float" office:value="1.906" calcext:value-type="float">
            <text:p>1.906</text:p>
          </table:table-cell>
          <table:table-cell office:value-type="float" office:value="1.943" calcext:value-type="float">
            <text:p>1.943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string" calcext:value-type="string">
            <text:p><text:s/>Write BSON 7 Level Tree </text:p>
          </table:table-cell>
          <table:table-cell office:value-type="float" office:value="16.44" calcext:value-type="float">
            <text:p>16.44</text:p>
          </table:table-cell>
          <table:table-cell office:value-type="float" office:value="17.088" calcext:value-type="float">
            <text:p>17.088</text:p>
          </table:table-cell>
          <table:table-cell office:value-type="float" office:value="13.836" calcext:value-type="float">
            <text:p>13.836</text:p>
          </table:table-cell>
        </table:table-row>
        <table:table-row table:style-name="ro1">
          <table:table-cell office:value-type="string" calcext:value-type="string">
            <text:p><text:s/>Write BSON 10 Level Tree </text:p>
          </table:table-cell>
          <table:table-cell office:value-type="float" office:value="140.274" calcext:value-type="float">
            <text:p>140.274</text:p>
          </table:table-cell>
          <table:table-cell office:value-type="float" office:value="140.907" calcext:value-type="float">
            <text:p>140.907</text:p>
          </table:table-cell>
          <table:table-cell office:value-type="float" office:value="116.805" calcext:value-type="float">
            <text:p>116.805</text:p>
          </table:table-cell>
        </table:table-row>
        <table:table-row table:style-name="ro1">
          <table:table-cell office:value-type="string" calcext:value-type="string">
            <text:p><text:s/>Write BSON 13 Level Tree </text:p>
          </table:table-cell>
          <table:table-cell office:value-type="float" office:value="1229.048" calcext:value-type="float">
            <text:p>1229.048</text:p>
          </table:table-cell>
          <table:table-cell office:value-type="float" office:value="1210.415" calcext:value-type="float">
            <text:p>1210.415</text:p>
          </table:table-cell>
          <table:table-cell office:value-type="float" office:value="973.818" calcext:value-type="float">
            <text:p>973.818</text:p>
          </table:table-cell>
        </table:table-row>
        <table:table-row table:style-name="ro1">
          <table:table-cell office:value-type="string" calcext:value-type="string">
            <text:p><text:s/>Write BSON 16 Level Tree </text:p>
          </table:table-cell>
          <table:table-cell office:value-type="float" office:value="13484.886" calcext:value-type="float">
            <text:p>13484.886</text:p>
          </table:table-cell>
          <table:table-cell office:value-type="float" office:value="18602.313" calcext:value-type="float">
            <text:p>18602.313</text:p>
          </table:table-cell>
          <table:table-cell office:value-type="float" office:value="9814.801" calcext:value-type="float">
            <text:p>9814.801</text:p>
          </table:table-cell>
        </table:table-row>
        <table:table-row table:style-name="ro1">
          <table:table-cell office:value-type="string" calcext:value-type="string">
            <text:p><text:s/>Read BSON 1 Level Tree (21 Bytes) </text:p>
          </table:table-cell>
          <table:table-cell office:value-type="float" office:value="0.446" calcext:value-type="float">
            <text:p>0.446</text:p>
          </table:table-cell>
          <table:table-cell office:value-type="float" office:value="0.244" calcext:value-type="float">
            <text:p>0.2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4 Level Tree (259 Bytes) </text:p>
          </table:table-cell>
          <table:table-cell office:value-type="float" office:value="3.283" calcext:value-type="float">
            <text:p>3.283</text:p>
          </table:table-cell>
          <table:table-cell office:value-type="float" office:value="2.234" calcext:value-type="float">
            <text:p>2.2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7 Level Tree (2163 Bytes) </text:p>
          </table:table-cell>
          <table:table-cell office:value-type="float" office:value="30.304" calcext:value-type="float">
            <text:p>30.304</text:p>
          </table:table-cell>
          <table:table-cell office:value-type="float" office:value="18.608" calcext:value-type="float">
            <text:p>18.60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0 Level Tree (17395 Bytes) </text:p>
          </table:table-cell>
          <table:table-cell office:value-type="float" office:value="229.157" calcext:value-type="float">
            <text:p>229.157</text:p>
          </table:table-cell>
          <table:table-cell office:value-type="float" office:value="165.43" calcext:value-type="float">
            <text:p>165.4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3 Level Tree (146419 Bytes) </text:p>
          </table:table-cell>
          <table:table-cell office:value-type="float" office:value="1871.049" calcext:value-type="float">
            <text:p>1871.049</text:p>
          </table:table-cell>
          <table:table-cell office:value-type="float" office:value="1339.471" calcext:value-type="float">
            <text:p>1339.47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BSON 16 Level Tree (1178611 Bytes) </text:p>
          </table:table-cell>
          <table:table-cell office:value-type="float" office:value="14430.895" calcext:value-type="float">
            <text:p>14430.895</text:p>
          </table:table-cell>
          <table:table-cell office:value-type="float" office:value="10757.31" calcext:value-type="float">
            <text:p>10757.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Small BSON Document </text:p>
          </table:table-cell>
          <table:table-cell office:value-type="float" office:value="0.56" calcext:value-type="float">
            <text:p>0.56</text:p>
          </table:table-cell>
          <table:table-cell office:value-type="float" office:value="0.939" calcext:value-type="float">
            <text:p>0.939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<text:s/>Read Medium BSON Document (5137 Bytes) </text:p>
          </table:table-cell>
          <table:table-cell office:value-type="float" office:value="45.01" calcext:value-type="float">
            <text:p>45.01</text:p>
          </table:table-cell>
          <table:table-cell office:value-type="float" office:value="40.794" calcext:value-type="float">
            <text:p>40.79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Read Microscopic BSON Document (14 Bytes) </text:p>
          </table:table-cell>
          <table:table-cell office:value-type="float" office:value="0.263" calcext:value-type="float">
            <text:p>0.263</text:p>
          </table:table-cell>
          <table:table-cell office:value-type="float" office:value="0.124" calcext:value-type="float">
            <text:p>0.1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Microscopic BSON Document </text:p>
          </table:table-cell>
          <table:table-cell office:value-type="float" office:value="0.224" calcext:value-type="float">
            <text:p>0.22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string" calcext:value-type="string">
            <text:p><text:s/>Read Small BSON Document (91 Bytes) </text:p>
          </table:table-cell>
          <table:table-cell office:value-type="float" office:value="0.329" calcext:value-type="float">
            <text:p>0.329</text:p>
          </table:table-cell>
          <table:table-cell office:value-type="float" office:value="0.388" calcext:value-type="float">
            <text:p>0.38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Write Medium BSON Document </text:p>
          </table:table-cell>
          <table:table-cell office:value-type="float" office:value="36.482" calcext:value-type="float">
            <text:p>36.482</text:p>
          </table:table-cell>
          <table:table-cell office:value-type="float" office:value="69.271" calcext:value-type="float">
            <text:p>69.271</text:p>
          </table:table-cell>
          <table:table-cell office:value-type="float" office:value="62.609" calcext:value-type="float">
            <text:p>62.609</text:p>
          </table:table-cell>
        </table:table-row>
        <table:table-row table:style-name="ro1">
          <table:table-cell office:value-type="string" calcext:value-type="string">
            <text:p><text:s/>Create &amp; Write BSON 1 Level Tree 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<text:s/>Create &amp; Write BSON 4 Level Tree </text:p>
          </table:table-cell>
          <table:table-cell office:value-type="float" office:value="2.972" calcext:value-type="float">
            <text:p>2.972</text:p>
          </table:table-cell>
          <table:table-cell office:value-type="float" office:value="4.121" calcext:value-type="float">
            <text:p>4.121</text:p>
          </table:table-cell>
          <table:table-cell office:value-type="float" office:value="3.807" calcext:value-type="float">
            <text:p>3.807</text:p>
          </table:table-cell>
        </table:table-row>
        <table:table-row table:style-name="ro1">
          <table:table-cell office:value-type="string" calcext:value-type="string">
            <text:p><text:s/>Create &amp; Write BSON 7 Level Tree </text:p>
          </table:table-cell>
          <table:table-cell office:value-type="float" office:value="26.427" calcext:value-type="float">
            <text:p>26.427</text:p>
          </table:table-cell>
          <table:table-cell office:value-type="float" office:value="32.283" calcext:value-type="float">
            <text:p>32.283</text:p>
          </table:table-cell>
          <table:table-cell office:value-type="float" office:value="29.577" calcext:value-type="float">
            <text:p>29.577</text:p>
          </table:table-cell>
        </table:table-row>
        <table:table-row table:style-name="ro1">
          <table:table-cell office:value-type="string" calcext:value-type="string">
            <text:p><text:s/>Create &amp; Write BSON 10 Level Tree </text:p>
          </table:table-cell>
          <table:table-cell office:value-type="float" office:value="240.515" calcext:value-type="float">
            <text:p>240.515</text:p>
          </table:table-cell>
          <table:table-cell office:value-type="float" office:value="260.136" calcext:value-type="float">
            <text:p>260.136</text:p>
          </table:table-cell>
          <table:table-cell office:value-type="float" office:value="242.085" calcext:value-type="float">
            <text:p>242.085</text:p>
          </table:table-cell>
        </table:table-row>
        <table:table-row table:style-name="ro1">
          <table:table-cell office:value-type="string" calcext:value-type="string">
            <text:p><text:s/>Create &amp; Write BSON 13 Level Tree </text:p>
          </table:table-cell>
          <table:table-cell office:value-type="float" office:value="2217.471" calcext:value-type="float">
            <text:p>2217.471</text:p>
          </table:table-cell>
          <table:table-cell office:value-type="float" office:value="2322.307" calcext:value-type="float">
            <text:p>2322.307</text:p>
          </table:table-cell>
          <table:table-cell office:value-type="float" office:value="2071.283" calcext:value-type="float">
            <text:p>2071.283</text:p>
          </table:table-cell>
        </table:table-row>
        <table:table-row table:style-name="ro1">
          <table:table-cell office:value-type="string" calcext:value-type="string">
            <text:p><text:s/>Create &amp; Write BSON 16 Level Tree </text:p>
          </table:table-cell>
          <table:table-cell office:value-type="float" office:value="17914.758" calcext:value-type="float">
            <text:p>17914.758</text:p>
          </table:table-cell>
          <table:table-cell office:value-type="float" office:value="21877.436" calcext:value-type="float">
            <text:p>21877.436</text:p>
          </table:table-cell>
          <table:table-cell office:value-type="float" office:value="17940.864" calcext:value-type="float">
            <text:p>17940.864</text:p>
          </table:table-cell>
        </table:table-row>
      </table:table>
      <table:table table:name="BSON Chart" table:style-name="ta1">
        <table:shapes>
          <draw:frame draw:z-index="0" draw:style-name="gr1" draw:text-style-name="P1" svg:width="9in" svg:height="7in" svg:x="0.0547in" svg:y="1.8929in">
            <draw:object draw:notify-on-update-of-ranges="'BSON Chart'.B4:'BSON Chart'.Y4 'BSON Chart'.A7:'BSON Chart'.A7 'BSON Chart'.B7:'BSON Chart'.Y7 'BSON Chart'.A6:'BSON Chart'.A6 'BSON Chart'.B6:'BSON Chart'.Y6 'BSON Chart'.A5:'BSON Chart'.A5 'BSON Chart'.B5:'BSON Chart'.Y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25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/>
          <table:table-cell table:style-name="ce6" office:value-type="string" calcext:value-type="string">
            <text:p><text:s/>OP (µs/op) </text:p>
          </table:table-cell>
          <table:table-cell table:style-name="ce11" table:number-columns-repeated="22"/>
          <table:table-cell table:style-name="ce19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<text:s/>Write Small BSON Document </text:p>
          </table:table-cell>
          <table:table-cell table:style-name="ce12" office:value-type="string" calcext:value-type="string">
            <text:p><text:s/>Write Microscopic BSON Document </text:p>
          </table:table-cell>
          <table:table-cell table:style-name="ce12" office:value-type="string" calcext:value-type="string">
            <text:p><text:s/>Write Medium BSON Document </text:p>
          </table:table-cell>
          <table:table-cell table:style-name="ce12" office:value-type="string" calcext:value-type="string">
            <text:p><text:s/>Write BSON 7 Level Tree </text:p>
          </table:table-cell>
          <table:table-cell table:style-name="ce12" office:value-type="string" calcext:value-type="string">
            <text:p><text:s/>Write BSON 4 Level Tree </text:p>
          </table:table-cell>
          <table:table-cell table:style-name="ce12" office:value-type="string" calcext:value-type="string">
            <text:p><text:s/>Write BSON 16 Level Tree </text:p>
          </table:table-cell>
          <table:table-cell table:style-name="ce12" office:value-type="string" calcext:value-type="string">
            <text:p><text:s/>Write BSON 13 Level Tree </text:p>
          </table:table-cell>
          <table:table-cell table:style-name="ce12" office:value-type="string" calcext:value-type="string">
            <text:p><text:s/>Write BSON 10 Level Tree </text:p>
          </table:table-cell>
          <table:table-cell table:style-name="ce12" office:value-type="string" calcext:value-type="string">
            <text:p><text:s/>Write BSON 1 Level Tree </text:p>
          </table:table-cell>
          <table:table-cell table:style-name="ce12" office:value-type="string" calcext:value-type="string">
            <text:p><text:s/>Read Small BSON Document (91 Bytes) </text:p>
          </table:table-cell>
          <table:table-cell table:style-name="ce12" office:value-type="string" calcext:value-type="string">
            <text:p><text:s/>Read Microscopic BSON Document (14 Bytes) </text:p>
          </table:table-cell>
          <table:table-cell table:style-name="ce12" office:value-type="string" calcext:value-type="string">
            <text:p><text:s/>Read Medium BSON Document (5137 Bytes) </text:p>
          </table:table-cell>
          <table:table-cell table:style-name="ce12" office:value-type="string" calcext:value-type="string">
            <text:p><text:s/>Read BSON 7 Level Tree (2163 Bytes) </text:p>
          </table:table-cell>
          <table:table-cell table:style-name="ce12" office:value-type="string" calcext:value-type="string">
            <text:p><text:s/>Read BSON 4 Level Tree (259 Bytes) </text:p>
          </table:table-cell>
          <table:table-cell table:style-name="ce12" office:value-type="string" calcext:value-type="string">
            <text:p><text:s/>Read BSON 16 Level Tree (1178611 Bytes) </text:p>
          </table:table-cell>
          <table:table-cell table:style-name="ce12" office:value-type="string" calcext:value-type="string">
            <text:p><text:s/>Read BSON 13 Level Tree (146419 Bytes) </text:p>
          </table:table-cell>
          <table:table-cell table:style-name="ce12" office:value-type="string" calcext:value-type="string">
            <text:p><text:s/>Read BSON 10 Level Tree (17395 Bytes) </text:p>
          </table:table-cell>
          <table:table-cell table:style-name="ce12" office:value-type="string" calcext:value-type="string">
            <text:p><text:s/>Read BSON 1 Level Tree (21 Bytes) </text:p>
          </table:table-cell>
          <table:table-cell table:style-name="ce12" office:value-type="string" calcext:value-type="string">
            <text:p><text:s/>Create &amp; Write BSON 7 Level Tree </text:p>
          </table:table-cell>
          <table:table-cell table:style-name="ce12" office:value-type="string" calcext:value-type="string">
            <text:p><text:s/>Create &amp; Write BSON 4 Level Tree </text:p>
          </table:table-cell>
          <table:table-cell table:style-name="ce12" office:value-type="string" calcext:value-type="string">
            <text:p><text:s/>Create &amp; Write BSON 16 Level Tree </text:p>
          </table:table-cell>
          <table:table-cell table:style-name="ce12" office:value-type="string" calcext:value-type="string">
            <text:p><text:s/>Create &amp; Write BSON 13 Level Tree </text:p>
          </table:table-cell>
          <table:table-cell table:style-name="ce12" office:value-type="string" calcext:value-type="string">
            <text:p><text:s/>Create &amp; Write BSON 10 Level Tree </text:p>
          </table:table-cell>
          <table:table-cell table:style-name="ce24" office:value-type="string" calcext:value-type="string">
            <text:p><text:s/>Create &amp; Write BSON 1 Level Tree </text:p>
          </table:table-cell>
        </table:table-row>
        <table:table-row table:style-name="ro1">
          <table:table-cell table:style-name="ce3" office:value-type="string" calcext:value-type="string">
            <text:p>Average - <text:s/>BufferedBStream</text:p>
          </table:table-cell>
          <table:table-cell table:style-name="ce8" office:value-type="float" office:value="0.6236" calcext:value-type="float">
            <text:p>0.6236</text:p>
          </table:table-cell>
          <table:table-cell table:style-name="ce13" office:value-type="float" office:value="0.1612" calcext:value-type="float">
            <text:p>0.1612</text:p>
          </table:table-cell>
          <table:table-cell table:style-name="ce13" office:value-type="float" office:value="61.4734" calcext:value-type="float">
            <text:p>61.4734</text:p>
          </table:table-cell>
          <table:table-cell table:style-name="ce13" office:value-type="float" office:value="13.6204" calcext:value-type="float">
            <text:p>13.6204</text:p>
          </table:table-cell>
          <table:table-cell table:style-name="ce13" office:value-type="float" office:value="1.5932" calcext:value-type="float">
            <text:p>1.5932</text:p>
          </table:table-cell>
          <table:table-cell table:style-name="ce13" office:value-type="float" office:value="10482.8558" calcext:value-type="float">
            <text:p>10482.8558</text:p>
          </table:table-cell>
          <table:table-cell table:style-name="ce13" office:value-type="float" office:value="953.5686" calcext:value-type="float">
            <text:p>953.5686</text:p>
          </table:table-cell>
          <table:table-cell table:style-name="ce13" office:value-type="float" office:value="114.0112" calcext:value-type="float">
            <text:p>114.0112</text:p>
          </table:table-cell>
          <table:table-cell table:style-name="ce13" office:value-type="float" office:value="0.1696" calcext:value-type="float">
            <text:p>0.1696</text:p>
          </table:table-cell>
          <table:table-cell table:number-columns-repeated="9" table:style-name="ce13" office:value-type="float" office:value="-1" calcext:value-type="float">
            <text:p>-1</text:p>
          </table:table-cell>
          <table:table-cell table:style-name="ce13" office:value-type="float" office:value="29.922" calcext:value-type="float">
            <text:p>29.922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17899.6062" calcext:value-type="float">
            <text:p>17899.6062</text:p>
          </table:table-cell>
          <table:table-cell table:style-name="ce13" office:value-type="float" office:value="2069.4048" calcext:value-type="float">
            <text:p>2069.4048</text:p>
          </table:table-cell>
          <table:table-cell table:style-name="ce13" office:value-type="float" office:value="245.5894" calcext:value-type="float">
            <text:p>245.5894</text:p>
          </table:table-cell>
          <table:table-cell table:style-name="ce25" office:value-type="float" office:value="0.2628" calcext:value-type="float">
            <text:p>0.2628</text:p>
          </table:table-cell>
        </table:table-row>
        <table:table-row table:style-name="ro1">
          <table:table-cell table:style-name="ce4" office:value-type="string" calcext:value-type="string">
            <text:p>Average - <text:s/>BStream </text:p>
          </table:table-cell>
          <table:table-cell table:style-name="ce9" office:value-type="float" office:value="0.8984" calcext:value-type="float">
            <text:p>0.8984</text:p>
          </table:table-cell>
          <table:table-cell table:style-name="ce14" office:value-type="float" office:value="0.175" calcext:value-type="float">
            <text:p>0.175</text:p>
          </table:table-cell>
          <table:table-cell table:style-name="ce14" office:value-type="float" office:value="68.4352" calcext:value-type="float">
            <text:p>68.4352</text:p>
          </table:table-cell>
          <table:table-cell table:style-name="ce14" office:value-type="float" office:value="16.3388" calcext:value-type="float">
            <text:p>16.3388</text:p>
          </table:table-cell>
          <table:table-cell table:style-name="ce14" office:value-type="float" office:value="1.9594" calcext:value-type="float">
            <text:p>1.9594</text:p>
          </table:table-cell>
          <table:table-cell table:style-name="ce14" office:value-type="float" office:value="13919.7478" calcext:value-type="float">
            <text:p>13919.7478</text:p>
          </table:table-cell>
          <table:table-cell table:style-name="ce14" office:value-type="float" office:value="1145.5766" calcext:value-type="float">
            <text:p>1145.5766</text:p>
          </table:table-cell>
          <table:table-cell table:style-name="ce14" office:value-type="float" office:value="135.9254" calcext:value-type="float">
            <text:p>135.9254</text:p>
          </table:table-cell>
          <table:table-cell table:style-name="ce14" office:value-type="float" office:value="0.1798" calcext:value-type="float">
            <text:p>0.1798</text:p>
          </table:table-cell>
          <table:table-cell table:style-name="ce14" office:value-type="float" office:value="0.3904" calcext:value-type="float">
            <text:p>0.3904</text:p>
          </table:table-cell>
          <table:table-cell table:style-name="ce14" office:value-type="float" office:value="0.1232" calcext:value-type="float">
            <text:p>0.1232</text:p>
          </table:table-cell>
          <table:table-cell table:style-name="ce14" office:value-type="float" office:value="40.1488" calcext:value-type="float">
            <text:p>40.1488</text:p>
          </table:table-cell>
          <table:table-cell table:style-name="ce14" office:value-type="float" office:value="19.4102" calcext:value-type="float">
            <text:p>19.4102</text:p>
          </table:table-cell>
          <table:table-cell table:style-name="ce14" office:value-type="float" office:value="2.2962" calcext:value-type="float">
            <text:p>2.2962</text:p>
          </table:table-cell>
          <table:table-cell table:style-name="ce14" office:value-type="float" office:value="10747.7078" calcext:value-type="float">
            <text:p>10747.7078</text:p>
          </table:table-cell>
          <table:table-cell table:style-name="ce14" office:value-type="float" office:value="1357.9484" calcext:value-type="float">
            <text:p>1357.9484</text:p>
          </table:table-cell>
          <table:table-cell table:style-name="ce14" office:value-type="float" office:value="163.794" calcext:value-type="float">
            <text:p>163.794</text:p>
          </table:table-cell>
          <table:table-cell table:style-name="ce14" office:value-type="float" office:value="0.2558" calcext:value-type="float">
            <text:p>0.2558</text:p>
          </table:table-cell>
          <table:table-cell table:style-name="ce14" office:value-type="float" office:value="32.6304" calcext:value-type="float">
            <text:p>32.6304</text:p>
          </table:table-cell>
          <table:table-cell table:style-name="ce14" office:value-type="float" office:value="3.977" calcext:value-type="float">
            <text:p>3.977</text:p>
          </table:table-cell>
          <table:table-cell table:style-name="ce14" office:value-type="float" office:value="21896.7332" calcext:value-type="float">
            <text:p>21896.7332</text:p>
          </table:table-cell>
          <table:table-cell table:style-name="ce14" office:value-type="float" office:value="2313.0316" calcext:value-type="float">
            <text:p>2313.0316</text:p>
          </table:table-cell>
          <table:table-cell table:style-name="ce14" office:value-type="float" office:value="270.251" calcext:value-type="float">
            <text:p>270.251</text:p>
          </table:table-cell>
          <table:table-cell table:style-name="ce26" office:value-type="float" office:value="0.2746" calcext:value-type="float">
            <text:p>0.2746</text:p>
          </table:table-cell>
        </table:table-row>
        <table:table-row table:style-name="ro1">
          <table:table-cell table:style-name="ce5" office:value-type="string" calcext:value-type="string">
            <text:p>Average - <text:s/>Legacy </text:p>
          </table:table-cell>
          <table:table-cell table:style-name="ce10" office:value-type="float" office:value="0.6036" calcext:value-type="float">
            <text:p>0.6036</text:p>
          </table:table-cell>
          <table:table-cell table:style-name="ce15" office:value-type="float" office:value="0.2532" calcext:value-type="float">
            <text:p>0.2532</text:p>
          </table:table-cell>
          <table:table-cell table:style-name="ce15" office:value-type="float" office:value="36.9924" calcext:value-type="float">
            <text:p>36.9924</text:p>
          </table:table-cell>
          <table:table-cell table:style-name="ce15" office:value-type="float" office:value="16.5164" calcext:value-type="float">
            <text:p>16.5164</text:p>
          </table:table-cell>
          <table:table-cell table:style-name="ce15" office:value-type="float" office:value="2.0252" calcext:value-type="float">
            <text:p>2.0252</text:p>
          </table:table-cell>
          <table:table-cell table:style-name="ce15" office:value-type="float" office:value="13382.452" calcext:value-type="float">
            <text:p>13382.452</text:p>
          </table:table-cell>
          <table:table-cell table:style-name="ce15" office:value-type="float" office:value="1215.1856" calcext:value-type="float">
            <text:p>1215.1856</text:p>
          </table:table-cell>
          <table:table-cell table:style-name="ce15" office:value-type="float" office:value="136.7158" calcext:value-type="float">
            <text:p>136.7158</text:p>
          </table:table-cell>
          <table:table-cell table:style-name="ce15" office:value-type="float" office:value="0.2852" calcext:value-type="float">
            <text:p>0.2852</text:p>
          </table:table-cell>
          <table:table-cell table:style-name="ce15" office:value-type="float" office:value="0.3402" calcext:value-type="float">
            <text:p>0.3402</text:p>
          </table:table-cell>
          <table:table-cell table:style-name="ce15" office:value-type="float" office:value="0.233" calcext:value-type="float">
            <text:p>0.233</text:p>
          </table:table-cell>
          <table:table-cell table:style-name="ce15" office:value-type="float" office:value="44.5874" calcext:value-type="float">
            <text:p>44.5874</text:p>
          </table:table-cell>
          <table:table-cell table:style-name="ce15" office:value-type="float" office:value="29.269" calcext:value-type="float">
            <text:p>29.269</text:p>
          </table:table-cell>
          <table:table-cell table:style-name="ce15" office:value-type="float" office:value="3.5142" calcext:value-type="float">
            <text:p>3.5142</text:p>
          </table:table-cell>
          <table:table-cell table:style-name="ce15" office:value-type="float" office:value="14721.1278" calcext:value-type="float">
            <text:p>14721.1278</text:p>
          </table:table-cell>
          <table:table-cell table:style-name="ce15" office:value-type="float" office:value="1902.8036" calcext:value-type="float">
            <text:p>1902.8036</text:p>
          </table:table-cell>
          <table:table-cell table:style-name="ce15" office:value-type="float" office:value="225.7722" calcext:value-type="float">
            <text:p>225.7722</text:p>
          </table:table-cell>
          <table:table-cell table:style-name="ce15" office:value-type="float" office:value="0.3634" calcext:value-type="float">
            <text:p>0.3634</text:p>
          </table:table-cell>
          <table:table-cell table:style-name="ce15" office:value-type="float" office:value="27.076" calcext:value-type="float">
            <text:p>27.076</text:p>
          </table:table-cell>
          <table:table-cell table:style-name="ce15" office:value-type="float" office:value="3.2652" calcext:value-type="float">
            <text:p>3.2652</text:p>
          </table:table-cell>
          <table:table-cell table:style-name="ce15" office:value-type="float" office:value="17887.88" calcext:value-type="float">
            <text:p>17887.88</text:p>
          </table:table-cell>
          <table:table-cell table:style-name="ce15" office:value-type="float" office:value="2183.978" calcext:value-type="float">
            <text:p>2183.978</text:p>
          </table:table-cell>
          <table:table-cell table:style-name="ce15" office:value-type="float" office:value="244.0914" calcext:value-type="float">
            <text:p>244.0914</text:p>
          </table:table-cell>
          <table:table-cell table:style-name="ce27" office:value-type="float" office:value="0.3506" calcext:value-type="float">
            <text:p>0.3506</text:p>
          </table:table-cell>
        </table:table-row>
      </table:table>
      <table:named-expressions/>
      <table:database-ranges>
        <table:database-range table:name="__Anonymous_Sheet_DB__0" table:target-range-address="Insert.A2:Insert.E12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Insert Chart'.A2:'Insert Chart'.G9" table:buttons="'Insert Chart'.A2 'Insert Chart'.A5 'Insert Chart'.B4">
          <table:source-cell-range table:cell-range-address="Insert.A1:Insert.E12"/>
          <table:data-pilot-field table:source-field-name="Mode" table:orientation="column" table:used-hierarchy="0" table:function="auto">
            <table:data-pilot-level table:show-empty="false">
              <table:data-pilot-members>
                <table:data-pilot-member table:name="FSYNC                " table:display="true" table:show-details="true"/>
                <table:data-pilot-member table:name="JOURNAL              " table:display="true" table:show-details="true"/>
                <table:data-pilot-member table:name="NONE                 " table:display="true" table:show-details="true"/>
                <table:data-pilot-member table:name="NORMAL/NONE          " table:display="true" table:show-details="true"/>
                <table:data-pilot-member table:name="SAFE/ACK    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llback" table:orientation="data" table:used-hierarchy="0" table:function="average">
            <table:data-pilot-level table:show-empty="false">
              <table:data-pilot-members>
                <table:data-pilot-member table:name="16.594" table:display="true" table:show-details="true"/>
                <table:data-pilot-member table:name="17.027" table:display="true" table:show-details="true"/>
                <table:data-pilot-member table:name="17.468" table:display="true" table:show-details="true"/>
                <table:data-pilot-member table:name="17.907" table:display="true" table:show-details="true"/>
                <table:data-pilot-member table:name="17.919" table:display="true" table:show-details="true"/>
                <table:data-pilot-member table:name="18.033" table:display="true" table:show-details="true"/>
                <table:data-pilot-member table:name="41.154" table:display="true" table:show-details="true"/>
                <table:data-pilot-member table:name="42.891" table:display="true" table:show-details="true"/>
                <table:data-pilot-member table:name="45.003" table:display="true" table:show-details="true"/>
                <table:data-pilot-member table:name="34163" table:display="true" table:show-details="true"/>
                <table:data-pilot-member table:name="341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sync" table:orientation="data" table:used-hierarchy="0" table:function="average">
            <table:data-pilot-level table:show-empty="false">
              <table:data-pilot-members>
                <table:data-pilot-member table:name="16.76294" table:display="true" table:show-details="true"/>
                <table:data-pilot-member table:name="17.28929" table:display="true" table:show-details="true"/>
                <table:data-pilot-member table:name="17.38467" table:display="true" table:show-details="true"/>
                <table:data-pilot-member table:name="17.47235" table:display="true" table:show-details="true"/>
                <table:data-pilot-member table:name="17.71644" table:display="true" table:show-details="true"/>
                <table:data-pilot-member table:name="18.17015" table:display="true" table:show-details="true"/>
                <table:data-pilot-member table:name="41.77021" table:display="true" table:show-details="true"/>
                <table:data-pilot-member table:name="43.07313" table:display="true" table:show-details="true"/>
                <table:data-pilot-member table:name="43.60113" table:display="true" table:show-details="true"/>
                <table:data-pilot-member table:name="34167.24155" table:display="true" table:show-details="true"/>
                <table:data-pilot-member table:name="34167.7799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ync" table:orientation="data" table:used-hierarchy="0" table:function="average">
            <table:data-pilot-level table:show-empty="false">
              <table:data-pilot-members>
                <table:data-pilot-member table:name="16.89627" table:display="true" table:show-details="true"/>
                <table:data-pilot-member table:name="16.98914" table:display="true" table:show-details="true"/>
                <table:data-pilot-member table:name="17.074" table:display="true" table:show-details="true"/>
                <table:data-pilot-member table:name="17.56566" table:display="true" table:show-details="true"/>
                <table:data-pilot-member table:name="17.64875" table:display="true" table:show-details="true"/>
                <table:data-pilot-member table:name="18.36598" table:display="true" table:show-details="true"/>
                <table:data-pilot-member table:name="58.88827" table:display="true" table:show-details="true"/>
                <table:data-pilot-member table:name="59.90739" table:display="true" table:show-details="true"/>
                <table:data-pilot-member table:name="60.35425" table:display="true" table:show-details="true"/>
                <table:data-pilot-member table:name="34162.69666" table:display="true" table:show-details="true"/>
                <table:data-pilot-member table:name="34162.849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gacy" table:orientation="data" table:used-hierarchy="0" table:function="average">
            <table:data-pilot-level table:show-empty="false">
              <table:data-pilot-members>
                <table:data-pilot-member table:name="18.12007" table:display="true" table:show-details="true"/>
                <table:data-pilot-member table:name="18.26303" table:display="true" table:show-details="true"/>
                <table:data-pilot-member table:name="18.85052" table:display="true" table:show-details="true"/>
                <table:data-pilot-member table:name="18.90822" table:display="true" table:show-details="true"/>
                <table:data-pilot-member table:name="19.06514" table:display="true" table:show-details="true"/>
                <table:data-pilot-member table:name="19.13397" table:display="true" table:show-details="true"/>
                <table:data-pilot-member table:name="146.86904" table:display="true" table:show-details="true"/>
                <table:data-pilot-member table:name="147.57329" table:display="true" table:show-details="true"/>
                <table:data-pilot-member table:name="147.65126" table:display="true" table:show-details="true"/>
                <table:data-pilot-member table:name="34163.84412" table:display="true" table:show-details="true"/>
                <table:data-pilot-member table:name="34164.16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Update Chart'.A1:'Update Chart'.G8" table:buttons="'Update Chart'.A1 'Update Chart'.A4 'Update Chart'.B3">
          <table:source-cell-range table:cell-range-address="Update.A1:Update.E12"/>
          <table:data-pilot-field table:source-field-name="Mode" table:orientation="column" table:used-hierarchy="0" table:function="auto">
            <table:data-pilot-level table:show-empty="false">
              <table:data-pilot-members>
                <table:data-pilot-member table:name="FSYNC                " table:display="true" table:show-details="true"/>
                <table:data-pilot-member table:name="JOURNAL              " table:display="true" table:show-details="true"/>
                <table:data-pilot-member table:name="NONE                 " table:display="true" table:show-details="true"/>
                <table:data-pilot-member table:name="NORMAL/NONE          " table:display="true" table:show-details="true"/>
                <table:data-pilot-member table:name="SAFE/ACK    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llback" table:orientation="data" table:used-hierarchy="0" table:function="average">
            <table:data-pilot-level table:show-empty="false">
              <table:data-pilot-members>
                <table:data-pilot-member table:name="12.051" table:display="true" table:show-details="true"/>
                <table:data-pilot-member table:name="12.101" table:display="true" table:show-details="true"/>
                <table:data-pilot-member table:name="12.127" table:display="true" table:show-details="true"/>
                <table:data-pilot-member table:name="12.144" table:display="true" table:show-details="true"/>
                <table:data-pilot-member table:name="12.212" table:display="true" table:show-details="true"/>
                <table:data-pilot-member table:name="12.237" table:display="true" table:show-details="true"/>
                <table:data-pilot-member table:name="41.965" table:display="true" table:show-details="true"/>
                <table:data-pilot-member table:name="43.578" table:display="true" table:show-details="true"/>
                <table:data-pilot-member table:name="47.933" table:display="true" table:show-details="true"/>
                <table:data-pilot-member table:name="34140" table:display="true" table:show-details="true"/>
                <table:data-pilot-member table:name="341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ync" table:orientation="data" table:used-hierarchy="0" table:function="average">
            <table:data-pilot-level table:show-empty="false">
              <table:data-pilot-members>
                <table:data-pilot-member table:name="12.08634" table:display="true" table:show-details="true"/>
                <table:data-pilot-member table:name="12.1052" table:display="true" table:show-details="true"/>
                <table:data-pilot-member table:name="12.1377" table:display="true" table:show-details="true"/>
                <table:data-pilot-member table:name="12.15016" table:display="true" table:show-details="true"/>
                <table:data-pilot-member table:name="12.15821" table:display="true" table:show-details="true"/>
                <table:data-pilot-member table:name="12.20882" table:display="true" table:show-details="true"/>
                <table:data-pilot-member table:name="65.35394" table:display="true" table:show-details="true"/>
                <table:data-pilot-member table:name="65.47538" table:display="true" table:show-details="true"/>
                <table:data-pilot-member table:name="68.25531" table:display="true" table:show-details="true"/>
                <table:data-pilot-member table:name="34145.77133" table:display="true" table:show-details="true"/>
                <table:data-pilot-member table:name="34146.068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sync" table:orientation="data" table:used-hierarchy="0" table:function="average">
            <table:data-pilot-level table:show-empty="false">
              <table:data-pilot-members>
                <table:data-pilot-member table:name="12.11077" table:display="true" table:show-details="true"/>
                <table:data-pilot-member table:name="12.16842" table:display="true" table:show-details="true"/>
                <table:data-pilot-member table:name="12.22432" table:display="true" table:show-details="true"/>
                <table:data-pilot-member table:name="12.24978" table:display="true" table:show-details="true"/>
                <table:data-pilot-member table:name="12.33527" table:display="true" table:show-details="true"/>
                <table:data-pilot-member table:name="12.5003" table:display="true" table:show-details="true"/>
                <table:data-pilot-member table:name="42.64368" table:display="true" table:show-details="true"/>
                <table:data-pilot-member table:name="43.59929" table:display="true" table:show-details="true"/>
                <table:data-pilot-member table:name="45.09167" table:display="true" table:show-details="true"/>
                <table:data-pilot-member table:name="34144.58939" table:display="true" table:show-details="true"/>
                <table:data-pilot-member table:name="34147.349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gacy" table:orientation="data" table:used-hierarchy="0" table:function="average">
            <table:data-pilot-level table:show-empty="false">
              <table:data-pilot-members>
                <table:data-pilot-member table:name="12.132" table:display="true" table:show-details="true"/>
                <table:data-pilot-member table:name="12.15362" table:display="true" table:show-details="true"/>
                <table:data-pilot-member table:name="12.24061" table:display="true" table:show-details="true"/>
                <table:data-pilot-member table:name="12.27323" table:display="true" table:show-details="true"/>
                <table:data-pilot-member table:name="12.30882" table:display="true" table:show-details="true"/>
                <table:data-pilot-member table:name="12.34066" table:display="true" table:show-details="true"/>
                <table:data-pilot-member table:name="157.16628" table:display="true" table:show-details="true"/>
                <table:data-pilot-member table:name="159.73104" table:display="true" table:show-details="true"/>
                <table:data-pilot-member table:name="160.88584" table:display="true" table:show-details="true"/>
                <table:data-pilot-member table:name="34146.48192" table:display="true" table:show-details="true"/>
                <table:data-pilot-member table:name="34148.050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BSON Chart'.A1:'BSON Chart'.Y7" table:buttons="'BSON Chart'.A1 'BSON Chart'.A4 'BSON Chart'.B3" table:grand-total="none">
          <table:source-cell-range table:cell-range-address="BSON.A1:BSON.D121"/>
          <table:data-pilot-field table:source-field-name=" OP (µs/op) " table:orientation="column" table:used-hierarchy="0" table:function="auto">
            <table:data-pilot-level table:show-empty="false">
              <table:data-pilot-members>
                <table:data-pilot-member table:name=" Create &amp; Write BSON 1 Level Tree " table:display="true" table:show-details="true"/>
                <table:data-pilot-member table:name=" Create &amp; Write BSON 10 Level Tree " table:display="true" table:show-details="true"/>
                <table:data-pilot-member table:name=" Create &amp; Write BSON 13 Level Tree " table:display="true" table:show-details="true"/>
                <table:data-pilot-member table:name=" Create &amp; Write BSON 16 Level Tree " table:display="true" table:show-details="true"/>
                <table:data-pilot-member table:name=" Create &amp; Write BSON 4 Level Tree " table:display="true" table:show-details="true"/>
                <table:data-pilot-member table:name=" Create &amp; Write BSON 7 Level Tree " table:display="true" table:show-details="true"/>
                <table:data-pilot-member table:name=" Read BSON 1 Level Tree (21 Bytes) " table:display="true" table:show-details="true"/>
                <table:data-pilot-member table:name=" Read BSON 10 Level Tree (17395 Bytes) " table:display="true" table:show-details="true"/>
                <table:data-pilot-member table:name=" Read BSON 13 Level Tree (146419 Bytes) " table:display="true" table:show-details="true"/>
                <table:data-pilot-member table:name=" Read BSON 16 Level Tree (1178611 Bytes) " table:display="true" table:show-details="true"/>
                <table:data-pilot-member table:name=" Read BSON 4 Level Tree (259 Bytes) " table:display="true" table:show-details="true"/>
                <table:data-pilot-member table:name=" Read BSON 7 Level Tree (2163 Bytes) " table:display="true" table:show-details="true"/>
                <table:data-pilot-member table:name=" Read Medium BSON Document (5137 Bytes) " table:display="true" table:show-details="true"/>
                <table:data-pilot-member table:name=" Read Microscopic BSON Document (14 Bytes) " table:display="true" table:show-details="true"/>
                <table:data-pilot-member table:name=" Read Small BSON Document (91 Bytes) " table:display="true" table:show-details="true"/>
                <table:data-pilot-member table:name=" Write BSON 1 Level Tree " table:display="true" table:show-details="true"/>
                <table:data-pilot-member table:name=" Write BSON 10 Level Tree " table:display="true" table:show-details="true"/>
                <table:data-pilot-member table:name=" Write BSON 13 Level Tree " table:display="true" table:show-details="true"/>
                <table:data-pilot-member table:name=" Write BSON 16 Level Tree " table:display="true" table:show-details="true"/>
                <table:data-pilot-member table:name=" Write BSON 4 Level Tree " table:display="true" table:show-details="true"/>
                <table:data-pilot-member table:name=" Write BSON 7 Level Tree " table:display="true" table:show-details="true"/>
                <table:data-pilot-member table:name=" Write Medium BSON Document " table:display="true" table:show-details="true"/>
                <table:data-pilot-member table:name=" Write Microscopic BSON Document " table:display="true" table:show-details="true"/>
                <table:data-pilot-member table:name=" Write Small BSON Document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 BufferedBStream" table:orientation="data" table:used-hierarchy="0" table:function="average">
            <table:data-pilot-level table:show-empty="false">
              <table:data-pilot-members>
                <table:data-pilot-member table:name="-1" table:display="true" table:show-details="true"/>
                <table:data-pilot-member table:name="0.128" table:display="true" table:show-details="true"/>
                <table:data-pilot-member table:name="0.129" table:display="true" table:show-details="true"/>
                <table:data-pilot-member table:name="0.13" table:display="true" table:show-details="true"/>
                <table:data-pilot-member table:name="0.153" table:display="true" table:show-details="true"/>
                <table:data-pilot-member table:name="0.157" table:display="true" table:show-details="true"/>
                <table:data-pilot-member table:name="0.158" table:display="true" table:show-details="true"/>
                <table:data-pilot-member table:name="0.16" table:display="true" table:show-details="true"/>
                <table:data-pilot-member table:name="0.161" table:display="true" table:show-details="true"/>
                <table:data-pilot-member table:name="0.17" table:display="true" table:show-details="true"/>
                <table:data-pilot-member table:name="0.234" table:display="true" table:show-details="true"/>
                <table:data-pilot-member table:name="0.236" table:display="true" table:show-details="true"/>
                <table:data-pilot-member table:name="0.237" table:display="true" table:show-details="true"/>
                <table:data-pilot-member table:name="0.308" table:display="true" table:show-details="true"/>
                <table:data-pilot-member table:name="0.371" table:display="true" table:show-details="true"/>
                <table:data-pilot-member table:name="0.601" table:display="true" table:show-details="true"/>
                <table:data-pilot-member table:name="0.605" table:display="true" table:show-details="true"/>
                <table:data-pilot-member table:name="0.616" table:display="true" table:show-details="true"/>
                <table:data-pilot-member table:name="0.625" table:display="true" table:show-details="true"/>
                <table:data-pilot-member table:name="0.671" table:display="true" table:show-details="true"/>
                <table:data-pilot-member table:name="1.561" table:display="true" table:show-details="true"/>
                <table:data-pilot-member table:name="1.565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67" table:display="true" table:show-details="true"/>
                <table:data-pilot-member table:name="3.24" table:display="true" table:show-details="true"/>
                <table:data-pilot-member table:name="3.274" table:display="true" table:show-details="true"/>
                <table:data-pilot-member table:name="3.704" table:display="true" table:show-details="true"/>
                <table:data-pilot-member table:name="3.807" table:display="true" table:show-details="true"/>
                <table:data-pilot-member table:name="3.825" table:display="true" table:show-details="true"/>
                <table:data-pilot-member table:name="12.776" table:display="true" table:show-details="true"/>
                <table:data-pilot-member table:name="13.769" table:display="true" table:show-details="true"/>
                <table:data-pilot-member table:name="13.817" table:display="true" table:show-details="true"/>
                <table:data-pilot-member table:name="13.836" table:display="true" table:show-details="true"/>
                <table:data-pilot-member table:name="13.904" table:display="true" table:show-details="true"/>
                <table:data-pilot-member table:name="27.966" table:display="true" table:show-details="true"/>
                <table:data-pilot-member table:name="29.577" table:display="true" table:show-details="true"/>
                <table:data-pilot-member table:name="29.924" table:display="true" table:show-details="true"/>
                <table:data-pilot-member table:name="30.547" table:display="true" table:show-details="true"/>
                <table:data-pilot-member table:name="31.596" table:display="true" table:show-details="true"/>
                <table:data-pilot-member table:name="58.19" table:display="true" table:show-details="true"/>
                <table:data-pilot-member table:name="61.138" table:display="true" table:show-details="true"/>
                <table:data-pilot-member table:name="62.595" table:display="true" table:show-details="true"/>
                <table:data-pilot-member table:name="62.609" table:display="true" table:show-details="true"/>
                <table:data-pilot-member table:name="62.835" table:display="true" table:show-details="true"/>
                <table:data-pilot-member table:name="106.976" table:display="true" table:show-details="true"/>
                <table:data-pilot-member table:name="113.961" table:display="true" table:show-details="true"/>
                <table:data-pilot-member table:name="114.184" table:display="true" table:show-details="true"/>
                <table:data-pilot-member table:name="116.805" table:display="true" table:show-details="true"/>
                <table:data-pilot-member table:name="118.13" table:display="true" table:show-details="true"/>
                <table:data-pilot-member table:name="236.709" table:display="true" table:show-details="true"/>
                <table:data-pilot-member table:name="242.085" table:display="true" table:show-details="true"/>
                <table:data-pilot-member table:name="246.913" table:display="true" table:show-details="true"/>
                <table:data-pilot-member table:name="249.027" table:display="true" table:show-details="true"/>
                <table:data-pilot-member table:name="253.213" table:display="true" table:show-details="true"/>
                <table:data-pilot-member table:name="860.725" table:display="true" table:show-details="true"/>
                <table:data-pilot-member table:name="960.214" table:display="true" table:show-details="true"/>
                <table:data-pilot-member table:name="973.818" table:display="true" table:show-details="true"/>
                <table:data-pilot-member table:name="982.971" table:display="true" table:show-details="true"/>
                <table:data-pilot-member table:name="990.115" table:display="true" table:show-details="true"/>
                <table:data-pilot-member table:name="1975.191" table:display="true" table:show-details="true"/>
                <table:data-pilot-member table:name="2071.283" table:display="true" table:show-details="true"/>
                <table:data-pilot-member table:name="2095.814" table:display="true" table:show-details="true"/>
                <table:data-pilot-member table:name="2099.549" table:display="true" table:show-details="true"/>
                <table:data-pilot-member table:name="2105.187" table:display="true" table:show-details="true"/>
                <table:data-pilot-member table:name="8959.73" table:display="true" table:show-details="true"/>
                <table:data-pilot-member table:name="9561.66" table:display="true" table:show-details="true"/>
                <table:data-pilot-member table:name="9814.801" table:display="true" table:show-details="true"/>
                <table:data-pilot-member table:name="11576.849" table:display="true" table:show-details="true"/>
                <table:data-pilot-member table:name="12501.239" table:display="true" table:show-details="true"/>
                <table:data-pilot-member table:name="17870.684" table:display="true" table:show-details="true"/>
                <table:data-pilot-member table:name="17893.208" table:display="true" table:show-details="true"/>
                <table:data-pilot-member table:name="17895.466" table:display="true" table:show-details="true"/>
                <table:data-pilot-member table:name="17897.809" table:display="true" table:show-details="true"/>
                <table:data-pilot-member table:name="17940.8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BStream " table:orientation="data" table:used-hierarchy="0" table:function="average">
            <table:data-pilot-level table:show-empty="false">
              <table:data-pilot-members>
                <table:data-pilot-member table:name="0.122" table:display="true" table:show-details="true"/>
                <table:data-pilot-member table:name="0.123" table:display="true" table:show-details="true"/>
                <table:data-pilot-member table:name="0.124" table:display="true" table:show-details="true"/>
                <table:data-pilot-member table:name="0.128" table:display="true" table:show-details="true"/>
                <table:data-pilot-member table:name="0.13" table:display="true" table:show-details="true"/>
                <table:data-pilot-member table:name="0.151" table:display="true" table:show-details="true"/>
                <table:data-pilot-member table:name="0.154" table:display="true" table:show-details="true"/>
                <table:data-pilot-member table:name="0.156" table:display="true" table:show-details="true"/>
                <table:data-pilot-member table:name="0.157" table:display="true" table:show-details="true"/>
                <table:data-pilot-member table:name="0.169" table:display="true" table:show-details="true"/>
                <table:data-pilot-member table:name="0.179" table:display="true" table:show-details="true"/>
                <table:data-pilot-member table:name="0.23" table:display="true" table:show-details="true"/>
                <table:data-pilot-member table:name="0.235" table:display="true" table:show-details="true"/>
                <table:data-pilot-member table:name="0.237" table:display="true" table:show-details="true"/>
                <table:data-pilot-member table:name="0.244" table:display="true" table:show-details="true"/>
                <table:data-pilot-member table:name="0.251" table:display="true" table:show-details="true"/>
                <table:data-pilot-member table:name="0.254" table:display="true" table:show-details="true"/>
                <table:data-pilot-member table:name="0.27" table:display="true" table:show-details="true"/>
                <table:data-pilot-member table:name="0.275" table:display="true" table:show-details="true"/>
                <table:data-pilot-member table:name="0.34" table:display="true" table:show-details="true"/>
                <table:data-pilot-member table:name="0.344" table:display="true" table:show-details="true"/>
                <table:data-pilot-member table:name="0.388" table:display="true" table:show-details="true"/>
                <table:data-pilot-member table:name="0.389" table:display="true" table:show-details="true"/>
                <table:data-pilot-member table:name="0.39" table:display="true" table:show-details="true"/>
                <table:data-pilot-member table:name="0.392" table:display="true" table:show-details="true"/>
                <table:data-pilot-member table:name="0.393" table:display="true" table:show-details="true"/>
                <table:data-pilot-member table:name="0.394" table:display="true" table:show-details="true"/>
                <table:data-pilot-member table:name="0.865" table:display="true" table:show-details="true"/>
                <table:data-pilot-member table:name="0.876" table:display="true" table:show-details="true"/>
                <table:data-pilot-member table:name="0.901" table:display="true" table:show-details="true"/>
                <table:data-pilot-member table:name="0.911" table:display="true" table:show-details="true"/>
                <table:data-pilot-member table:name="0.939" table:display="true" table:show-details="true"/>
                <table:data-pilot-member table:name="1.849" table:display="true" table:show-details="true"/>
                <table:data-pilot-member table:name="1.856" table:display="true" table:show-details="true"/>
                <table:data-pilot-member table:name="1.943" table:display="true" table:show-details="true"/>
                <table:data-pilot-member table:name="1.957" table:display="true" table:show-details="true"/>
                <table:data-pilot-member table:name="2.135" table:display="true" table:show-details="true"/>
                <table:data-pilot-member table:name="2.169" table:display="true" table:show-details="true"/>
                <table:data-pilot-member table:name="2.192" table:display="true" table:show-details="true"/>
                <table:data-pilot-member table:name="2.234" table:display="true" table:show-details="true"/>
                <table:data-pilot-member table:name="2.252" table:display="true" table:show-details="true"/>
                <table:data-pilot-member table:name="2.691" table:display="true" table:show-details="true"/>
                <table:data-pilot-member table:name="3.587" table:display="true" table:show-details="true"/>
                <table:data-pilot-member table:name="3.973" table:display="true" table:show-details="true"/>
                <table:data-pilot-member table:name="4.095" table:display="true" table:show-details="true"/>
                <table:data-pilot-member table:name="4.109" table:display="true" table:show-details="true"/>
                <table:data-pilot-member table:name="4.121" table:display="true" table:show-details="true"/>
                <table:data-pilot-member table:name="13.248" table:display="true" table:show-details="true"/>
                <table:data-pilot-member table:name="16.977" table:display="true" table:show-details="true"/>
                <table:data-pilot-member table:name="17.088" table:display="true" table:show-details="true"/>
                <table:data-pilot-member table:name="17.111" table:display="true" table:show-details="true"/>
                <table:data-pilot-member table:name="17.27" table:display="true" table:show-details="true"/>
                <table:data-pilot-member table:name="18.431" table:display="true" table:show-details="true"/>
                <table:data-pilot-member table:name="18.608" table:display="true" table:show-details="true"/>
                <table:data-pilot-member table:name="19.264" table:display="true" table:show-details="true"/>
                <table:data-pilot-member table:name="20.283" table:display="true" table:show-details="true"/>
                <table:data-pilot-member table:name="20.465" table:display="true" table:show-details="true"/>
                <table:data-pilot-member table:name="31.483" table:display="true" table:show-details="true"/>
                <table:data-pilot-member table:name="32.196" table:display="true" table:show-details="true"/>
                <table:data-pilot-member table:name="32.283" table:display="true" table:show-details="true"/>
                <table:data-pilot-member table:name="32.427" table:display="true" table:show-details="true"/>
                <table:data-pilot-member table:name="34.763" table:display="true" table:show-details="true"/>
                <table:data-pilot-member table:name="39.62" table:display="true" table:show-details="true"/>
                <table:data-pilot-member table:name="40.013" table:display="true" table:show-details="true"/>
                <table:data-pilot-member table:name="40.12" table:display="true" table:show-details="true"/>
                <table:data-pilot-member table:name="40.197" table:display="true" table:show-details="true"/>
                <table:data-pilot-member table:name="40.794" table:display="true" table:show-details="true"/>
                <table:data-pilot-member table:name="65.408" table:display="true" table:show-details="true"/>
                <table:data-pilot-member table:name="68.643" table:display="true" table:show-details="true"/>
                <table:data-pilot-member table:name="68.974" table:display="true" table:show-details="true"/>
                <table:data-pilot-member table:name="69.271" table:display="true" table:show-details="true"/>
                <table:data-pilot-member table:name="69.88" table:display="true" table:show-details="true"/>
                <table:data-pilot-member table:name="114.587" table:display="true" table:show-details="true"/>
                <table:data-pilot-member table:name="140.615" table:display="true" table:show-details="true"/>
                <table:data-pilot-member table:name="140.907" table:display="true" table:show-details="true"/>
                <table:data-pilot-member table:name="141.534" table:display="true" table:show-details="true"/>
                <table:data-pilot-member table:name="141.984" table:display="true" table:show-details="true"/>
                <table:data-pilot-member table:name="157.152" table:display="true" table:show-details="true"/>
                <table:data-pilot-member table:name="158.279" table:display="true" table:show-details="true"/>
                <table:data-pilot-member table:name="165.43" table:display="true" table:show-details="true"/>
                <table:data-pilot-member table:name="166.033" table:display="true" table:show-details="true"/>
                <table:data-pilot-member table:name="172.076" table:display="true" table:show-details="true"/>
                <table:data-pilot-member table:name="260.136" table:display="true" table:show-details="true"/>
                <table:data-pilot-member table:name="265.534" table:display="true" table:show-details="true"/>
                <table:data-pilot-member table:name="275.03" table:display="true" table:show-details="true"/>
                <table:data-pilot-member table:name="275.158" table:display="true" table:show-details="true"/>
                <table:data-pilot-member table:name="275.397" table:display="true" table:show-details="true"/>
                <table:data-pilot-member table:name="939.9" table:display="true" table:show-details="true"/>
                <table:data-pilot-member table:name="1184.609" table:display="true" table:show-details="true"/>
                <table:data-pilot-member table:name="1187.399" table:display="true" table:show-details="true"/>
                <table:data-pilot-member table:name="1205.56" table:display="true" table:show-details="true"/>
                <table:data-pilot-member table:name="1210.415" table:display="true" table:show-details="true"/>
                <table:data-pilot-member table:name="1339.471" table:display="true" table:show-details="true"/>
                <table:data-pilot-member table:name="1351.405" table:display="true" table:show-details="true"/>
                <table:data-pilot-member table:name="1353.89" table:display="true" table:show-details="true"/>
                <table:data-pilot-member table:name="1360.54" table:display="true" table:show-details="true"/>
                <table:data-pilot-member table:name="1384.436" table:display="true" table:show-details="true"/>
                <table:data-pilot-member table:name="2223.855" table:display="true" table:show-details="true"/>
                <table:data-pilot-member table:name="2322.307" table:display="true" table:show-details="true"/>
                <table:data-pilot-member table:name="2329.881" table:display="true" table:show-details="true"/>
                <table:data-pilot-member table:name="2340.597" table:display="true" table:show-details="true"/>
                <table:data-pilot-member table:name="2348.518" table:display="true" table:show-details="true"/>
                <table:data-pilot-member table:name="10593.734" table:display="true" table:show-details="true"/>
                <table:data-pilot-member table:name="10745.552" table:display="true" table:show-details="true"/>
                <table:data-pilot-member table:name="10757.31" table:display="true" table:show-details="true"/>
                <table:data-pilot-member table:name="10799.901" table:display="true" table:show-details="true"/>
                <table:data-pilot-member table:name="10842.042" table:display="true" table:show-details="true"/>
                <table:data-pilot-member table:name="11256.179" table:display="true" table:show-details="true"/>
                <table:data-pilot-member table:name="12969.556" table:display="true" table:show-details="true"/>
                <table:data-pilot-member table:name="13048.632" table:display="true" table:show-details="true"/>
                <table:data-pilot-member table:name="13722.059" table:display="true" table:show-details="true"/>
                <table:data-pilot-member table:name="18602.313" table:display="true" table:show-details="true"/>
                <table:data-pilot-member table:name="21860.217" table:display="true" table:show-details="true"/>
                <table:data-pilot-member table:name="21867.482" table:display="true" table:show-details="true"/>
                <table:data-pilot-member table:name="21877.436" table:display="true" table:show-details="true"/>
                <table:data-pilot-member table:name="21912.535" table:display="true" table:show-details="true"/>
                <table:data-pilot-member table:name="21965.9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Legacy " table:orientation="data" table:used-hierarchy="0" table:function="average">
            <table:data-pilot-level table:show-empty="false">
              <table:data-pilot-members>
                <table:data-pilot-member table:name="0.2" table:display="true" table:show-details="true"/>
                <table:data-pilot-member table:name="0.203" table:display="true" table:show-details="true"/>
                <table:data-pilot-member table:name="0.205" table:display="true" table:show-details="true"/>
                <table:data-pilot-member table:name="0.206" table:display="true" table:show-details="true"/>
                <table:data-pilot-member table:name="0.208" table:display="true" table:show-details="true"/>
                <table:data-pilot-member table:name="0.214" table:display="true" table:show-details="true"/>
                <table:data-pilot-member table:name="0.215" table:display="true" table:show-details="true"/>
                <table:data-pilot-member table:name="0.222" table:display="true" table:show-details="true"/>
                <table:data-pilot-member table:name="0.224" table:display="true" table:show-details="true"/>
                <table:data-pilot-member table:name="0.263" table:display="true" table:show-details="true"/>
                <table:data-pilot-member table:name="0.266" table:display="true" table:show-details="true"/>
                <table:data-pilot-member table:name="0.267" table:display="true" table:show-details="true"/>
                <table:data-pilot-member table:name="0.275" table:display="true" table:show-details="true"/>
                <table:data-pilot-member table:name="0.283" table:display="true" table:show-details="true"/>
                <table:data-pilot-member table:name="0.284" table:display="true" table:show-details="true"/>
                <table:data-pilot-member table:name="0.291" table:display="true" table:show-details="true"/>
                <table:data-pilot-member table:name="0.306" table:display="true" table:show-details="true"/>
                <table:data-pilot-member table:name="0.317" table:display="true" table:show-details="true"/>
                <table:data-pilot-member table:name="0.321" table:display="true" table:show-details="true"/>
                <table:data-pilot-member table:name="0.329" table:display="true" table:show-details="true"/>
                <table:data-pilot-member table:name="0.373" table:display="true" table:show-details="true"/>
                <table:data-pilot-member table:name="0.375" table:display="true" table:show-details="true"/>
                <table:data-pilot-member table:name="0.376" table:display="true" table:show-details="true"/>
                <table:data-pilot-member table:name="0.395" table:display="true" table:show-details="true"/>
                <table:data-pilot-member table:name="0.396" table:display="true" table:show-details="true"/>
                <table:data-pilot-member table:name="0.415" table:display="true" table:show-details="true"/>
                <table:data-pilot-member table:name="0.443" table:display="true" table:show-details="true"/>
                <table:data-pilot-member table:name="0.446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4" table:display="true" table:show-details="true"/>
                <table:data-pilot-member table:name="0.586" table:display="true" table:show-details="true"/>
                <table:data-pilot-member table:name="0.651" table:display="true" table:show-details="true"/>
                <table:data-pilot-member table:name="0.653" table:display="true" table:show-details="true"/>
                <table:data-pilot-member table:name="1.868" table:display="true" table:show-details="true"/>
                <table:data-pilot-member table:name="1.874" table:display="true" table:show-details="true"/>
                <table:data-pilot-member table:name="1.906" table:display="true" table:show-details="true"/>
                <table:data-pilot-member table:name="2.151" table:display="true" table:show-details="true"/>
                <table:data-pilot-member table:name="2.327" table:display="true" table:show-details="true"/>
                <table:data-pilot-member table:name="2.96" table:display="true" table:show-details="true"/>
                <table:data-pilot-member table:name="2.972" table:display="true" table:show-details="true"/>
                <table:data-pilot-member table:name="3.002" table:display="true" table:show-details="true"/>
                <table:data-pilot-member table:name="3.224" table:display="true" table:show-details="true"/>
                <table:data-pilot-member table:name="3.283" table:display="true" table:show-details="true"/>
                <table:data-pilot-member table:name="3.385" table:display="true" table:show-details="true"/>
                <table:data-pilot-member table:name="3.528" table:display="true" table:show-details="true"/>
                <table:data-pilot-member table:name="3.678" table:display="true" table:show-details="true"/>
                <table:data-pilot-member table:name="3.858" table:display="true" table:show-details="true"/>
                <table:data-pilot-member table:name="4.007" table:display="true" table:show-details="true"/>
                <table:data-pilot-member table:name="16.228" table:display="true" table:show-details="true"/>
                <table:data-pilot-member table:name="16.322" table:display="true" table:show-details="true"/>
                <table:data-pilot-member table:name="16.44" table:display="true" table:show-details="true"/>
                <table:data-pilot-member table:name="16.751" table:display="true" table:show-details="true"/>
                <table:data-pilot-member table:name="16.841" table:display="true" table:show-details="true"/>
                <table:data-pilot-member table:name="26.427" table:display="true" table:show-details="true"/>
                <table:data-pilot-member table:name="26.527" table:display="true" table:show-details="true"/>
                <table:data-pilot-member table:name="27.357" table:display="true" table:show-details="true"/>
                <table:data-pilot-member table:name="27.505" table:display="true" table:show-details="true"/>
                <table:data-pilot-member table:name="27.564" table:display="true" table:show-details="true"/>
                <table:data-pilot-member table:name="27.567" table:display="true" table:show-details="true"/>
                <table:data-pilot-member table:name="28.755" table:display="true" table:show-details="true"/>
                <table:data-pilot-member table:name="29.458" table:display="true" table:show-details="true"/>
                <table:data-pilot-member table:name="30.261" table:display="true" table:show-details="true"/>
                <table:data-pilot-member table:name="30.304" table:display="true" table:show-details="true"/>
                <table:data-pilot-member table:name="34.992" table:display="true" table:show-details="true"/>
                <table:data-pilot-member table:name="36.482" table:display="true" table:show-details="true"/>
                <table:data-pilot-member table:name="37.372" table:display="true" table:show-details="true"/>
                <table:data-pilot-member table:name="37.424" table:display="true" table:show-details="true"/>
                <table:data-pilot-member table:name="38.692" table:display="true" table:show-details="true"/>
                <table:data-pilot-member table:name="43.056" table:display="true" table:show-details="true"/>
                <table:data-pilot-member table:name="44.85" table:display="true" table:show-details="true"/>
                <table:data-pilot-member table:name="44.92" table:display="true" table:show-details="true"/>
                <table:data-pilot-member table:name="45.01" table:display="true" table:show-details="true"/>
                <table:data-pilot-member table:name="45.101" table:display="true" table:show-details="true"/>
                <table:data-pilot-member table:name="133.793" table:display="true" table:show-details="true"/>
                <table:data-pilot-member table:name="135.354" table:display="true" table:show-details="true"/>
                <table:data-pilot-member table:name="135.491" table:display="true" table:show-details="true"/>
                <table:data-pilot-member table:name="138.667" table:display="true" table:show-details="true"/>
                <table:data-pilot-member table:name="140.274" table:display="true" table:show-details="true"/>
                <table:data-pilot-member table:name="218.252" table:display="true" table:show-details="true"/>
                <table:data-pilot-member table:name="223.991" table:display="true" table:show-details="true"/>
                <table:data-pilot-member table:name="226.479" table:display="true" table:show-details="true"/>
                <table:data-pilot-member table:name="227.998" table:display="true" table:show-details="true"/>
                <table:data-pilot-member table:name="229.157" table:display="true" table:show-details="true"/>
                <table:data-pilot-member table:name="230.982" table:display="true" table:show-details="true"/>
                <table:data-pilot-member table:name="240.515" table:display="true" table:show-details="true"/>
                <table:data-pilot-member table:name="247.696" table:display="true" table:show-details="true"/>
                <table:data-pilot-member table:name="251.398" table:display="true" table:show-details="true"/>
                <table:data-pilot-member table:name="252.85" table:display="true" table:show-details="true"/>
                <table:data-pilot-member table:name="1185.667" table:display="true" table:show-details="true"/>
                <table:data-pilot-member table:name="1203.23" table:display="true" table:show-details="true"/>
                <table:data-pilot-member table:name="1215.324" table:display="true" table:show-details="true"/>
                <table:data-pilot-member table:name="1229.048" table:display="true" table:show-details="true"/>
                <table:data-pilot-member table:name="1242.659" table:display="true" table:show-details="true"/>
                <table:data-pilot-member table:name="1871.049" table:display="true" table:show-details="true"/>
                <table:data-pilot-member table:name="1876.381" table:display="true" table:show-details="true"/>
                <table:data-pilot-member table:name="1880.885" table:display="true" table:show-details="true"/>
                <table:data-pilot-member table:name="1884.282" table:display="true" table:show-details="true"/>
                <table:data-pilot-member table:name="2001.421" table:display="true" table:show-details="true"/>
                <table:data-pilot-member table:name="2077.547" table:display="true" table:show-details="true"/>
                <table:data-pilot-member table:name="2185.289" table:display="true" table:show-details="true"/>
                <table:data-pilot-member table:name="2205.961" table:display="true" table:show-details="true"/>
                <table:data-pilot-member table:name="2217.471" table:display="true" table:show-details="true"/>
                <table:data-pilot-member table:name="2233.622" table:display="true" table:show-details="true"/>
                <table:data-pilot-member table:name="12833.52" table:display="true" table:show-details="true"/>
                <table:data-pilot-member table:name="13359.349" table:display="true" table:show-details="true"/>
                <table:data-pilot-member table:name="13484.886" table:display="true" table:show-details="true"/>
                <table:data-pilot-member table:name="13587.182" table:display="true" table:show-details="true"/>
                <table:data-pilot-member table:name="13647.323" table:display="true" table:show-details="true"/>
                <table:data-pilot-member table:name="14430.895" table:display="true" table:show-details="true"/>
                <table:data-pilot-member table:name="14433.232" table:display="true" table:show-details="true"/>
                <table:data-pilot-member table:name="14491.603" table:display="true" table:show-details="true"/>
                <table:data-pilot-member table:name="14514.357" table:display="true" table:show-details="true"/>
                <table:data-pilot-member table:name="15735.552" table:display="true" table:show-details="true"/>
                <table:data-pilot-member table:name="17718.363" table:display="true" table:show-details="true"/>
                <table:data-pilot-member table:name="17914.758" table:display="true" table:show-details="true"/>
                <table:data-pilot-member table:name="17917.725" table:display="true" table:show-details="true"/>
                <table:data-pilot-member table:name="17939.366" table:display="true" table:show-details="true"/>
                <table:data-pilot-member table:name="17949.1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 style:data-style-name="N2" text:time-value="09:21:45.073949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3T09:35:13.151197436</dc:date>
    <meta:generator>LibreOffice/4.2.4.2$Linux_X86_64 LibreOffice_project/420$Build-2</meta:generator>
    <meta:editing-duration>PT34M38S</meta:editing-duration>
    <meta:editing-cycles>9</meta:editing-cycles>
    <meta:document-statistic meta:table-count="6" meta:cell-count="7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1.431cm" xlink:href=".." xlink:type="simple" chart:class="chart:bar" chart:style-name="ch1">
        <chart:title svg:x="9.481cm" svg:y="0.364cm" chart:style-name="ch2">
          <text:p>Insert Performance</text:p>
        </chart:title>
        <chart:subtitle svg:x="9.164cm" svg:y="1.371cm" chart:style-name="ch3">
          <text:p>1 socket - Lower is Better</text:p>
        </chart:subtitle>
        <chart:legend chart:legend-position="end" svg:x="19.275cm" svg:y="4.669cm" style:legend-expansion="high" chart:style-name="ch4"/>
        <chart:plot-area chart:style-name="ch5" table:cell-range-address="'Insert Chart'.A5:'Insert Chart'.F9" chart:data-source-has-labels="both" svg:x="0.907cm" svg:y="2.51cm" svg:width="17.454cm" svg:height="7.712cm">
          <chartooo:coordinate-region svg:x="4.756cm" svg:y="2.51cm" svg:width="13.048cm" svg:height="7.065cm"/>
          <chart:axis chart:dimension="x" chart:name="primary-x" chart:style-name="ch6" chartooo:axis-type="auto">
            <chartooo:date-scale/>
            <chart:categories table:cell-range-address="'Insert Chart'.B5:'Insert Chart'.F5"/>
          </chart:axis>
          <chart:axis chart:dimension="y" chart:name="primary-y" chart:style-name="ch7">
            <chart:title svg:x="8.135cm" svg:y="10.45cm" chart:style-name="ch8">
              <text:p>µs/insert (log scale)</text:p>
            </chart:title>
            <chart:grid chart:style-name="ch9" chart:class="major"/>
          </chart:axis>
          <chart:series chart:style-name="ch10" chart:values-cell-range-address="'Insert Chart'.B6:'Insert Chart'.F6" chart:label-cell-address="'Insert Chart'.A6:'Insert Chart'.A6" chart:class="chart:bar">
            <chart:data-point chart:repeated="5"/>
          </chart:series>
          <chart:series chart:style-name="ch11" chart:values-cell-range-address="'Insert Chart'.B7:'Insert Chart'.F7" chart:label-cell-address="'Insert Chart'.A7:'Insert Chart'.A7" chart:class="chart:bar">
            <chart:data-point chart:repeated="5"/>
          </chart:series>
          <chart:series chart:style-name="ch12" chart:values-cell-range-address="'Insert Chart'.B8:'Insert Chart'.F8" chart:label-cell-address="'Insert Chart'.A8:'Insert Chart'.A8" chart:class="chart:bar">
            <chart:data-point chart:repeated="5"/>
          </chart:series>
          <chart:series chart:style-name="ch13" chart:values-cell-range-address="'Insert Chart'.B9:'Insert Chart'.F9" chart:label-cell-address="'Insert Chart'.A9:'Insert Chart'.A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SYNC                </text:p>
                <draw:g>
                  <svg:desc>'Insert Chart'.B5:'Insert Chart'.F5</svg:desc>
                </draw:g>
              </table:table-cell>
              <table:table-cell office:value-type="string">
                <text:p>JOURNAL              </text:p>
              </table:table-cell>
              <table:table-cell office:value-type="string">
                <text:p>NONE                 </text:p>
              </table:table-cell>
              <table:table-cell office:value-type="string">
                <text:p>NORMAL/NONE          </text:p>
              </table:table-cell>
              <table:table-cell office:value-type="string">
                <text:p>SAFE/ACK             </text:p>
              </table:table-cell>
            </table:table-row>
          </table:table-header-rows>
          <table:table-rows>
            <table:table-row>
              <table:table-cell office:value-type="string">
                <text:p>Average - Callback</text:p>
                <draw:g>
                  <svg:desc>'Insert Chart'.A6:'Insert Chart'.A6</svg:desc>
                </draw:g>
              </table:table-cell>
              <table:table-cell office:value-type="float" office:value="34163">
                <text:p>34163</text:p>
                <draw:g>
                  <svg:desc>'Insert Chart'.B6:'Insert Chart'.F6</svg:desc>
                </draw:g>
              </table:table-cell>
              <table:table-cell office:value-type="float" office:value="34166">
                <text:p>34166</text:p>
              </table:table-cell>
              <table:table-cell office:value-type="float" office:value="17.218">
                <text:p>17.218</text:p>
              </table:table-cell>
              <table:table-cell office:value-type="float" office:value="17.7646666666667">
                <text:p>17.7646666666667</text:p>
              </table:table-cell>
              <table:table-cell office:value-type="float" office:value="43.016">
                <text:p>43.016</text:p>
              </table:table-cell>
            </table:table-row>
            <table:table-row>
              <table:table-cell office:value-type="string">
                <text:p>Average - Async</text:p>
                <draw:g>
                  <svg:desc>'Insert Chart'.A7:'Insert Chart'.A7</svg:desc>
                </draw:g>
              </table:table-cell>
              <table:table-cell office:value-type="float" office:value="34167.24155">
                <text:p>34167.24155</text:p>
                <draw:g>
                  <svg:desc>'Insert Chart'.B7:'Insert Chart'.F7</svg:desc>
                </draw:g>
              </table:table-cell>
              <table:table-cell office:value-type="float" office:value="34167.77991">
                <text:p>34167.77991</text:p>
              </table:table-cell>
              <table:table-cell office:value-type="float" office:value="17.64393">
                <text:p>17.64393</text:p>
              </table:table-cell>
              <table:table-cell office:value-type="float" office:value="17.2880166666667">
                <text:p>17.2880166666667</text:p>
              </table:table-cell>
              <table:table-cell office:value-type="float" office:value="42.8148233333333">
                <text:p>42.8148233333333</text:p>
              </table:table-cell>
            </table:table-row>
            <table:table-row>
              <table:table-cell office:value-type="string">
                <text:p>Average - Sync</text:p>
                <draw:g>
                  <svg:desc>'Insert Chart'.A8:'Insert Chart'.A8</svg:desc>
                </draw:g>
              </table:table-cell>
              <table:table-cell office:value-type="float" office:value="34162.69666">
                <text:p>34162.69666</text:p>
                <draw:g>
                  <svg:desc>'Insert Chart'.B8:'Insert Chart'.F8</svg:desc>
                </draw:g>
              </table:table-cell>
              <table:table-cell office:value-type="float" office:value="34162.84966">
                <text:p>34162.84966</text:p>
              </table:table-cell>
              <table:table-cell office:value-type="float" office:value="17.2096">
                <text:p>17.2096</text:p>
              </table:table-cell>
              <table:table-cell office:value-type="float" office:value="17.637">
                <text:p>17.637</text:p>
              </table:table-cell>
              <table:table-cell office:value-type="float" office:value="59.7166366666667">
                <text:p>59.7166366666667</text:p>
              </table:table-cell>
            </table:table-row>
            <table:table-row>
              <table:table-cell office:value-type="string">
                <text:p>Average - Legacy</text:p>
                <draw:g>
                  <svg:desc>'Insert Chart'.A9:'Insert Chart'.A9</svg:desc>
                </draw:g>
              </table:table-cell>
              <table:table-cell office:value-type="float" office:value="34164.1656">
                <text:p>34164.1656</text:p>
                <draw:g>
                  <svg:desc>'Insert Chart'.B9:'Insert Chart'.F9</svg:desc>
                </draw:g>
              </table:table-cell>
              <table:table-cell office:value-type="float" office:value="34163.84412">
                <text:p>34163.84412</text:p>
              </table:table-cell>
              <table:table-cell office:value-type="float" office:value="18.4827466666667">
                <text:p>18.4827466666667</text:p>
              </table:table-cell>
              <table:table-cell office:value-type="float" office:value="18.9642366666667">
                <text:p>18.9642366666667</text:p>
              </table:table-cell>
              <table:table-cell office:value-type="float" office:value="147.36453">
                <text:p>147.36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1.431cm" xlink:href=".." xlink:type="simple" chart:class="chart:bar" chart:row-mapping="0 2 1 3" chart:style-name="ch1">
        <chart:title svg:x="9.349cm" svg:y="0.364cm" chart:style-name="ch2">
          <text:p>Update Performance</text:p>
        </chart:title>
        <chart:subtitle svg:x="9.164cm" svg:y="1.371cm" chart:style-name="ch3">
          <text:p>1 socket - Lower is Better</text:p>
        </chart:subtitle>
        <chart:legend chart:legend-position="end" svg:x="19.275cm" svg:y="4.669cm" style:legend-expansion="high" chart:style-name="ch4"/>
        <chart:plot-area chart:style-name="ch5" table:cell-range-address="'Update Chart'.B4:'Update Chart'.F6 'Update Chart'.A4:'Update Chart'.A6 'Update Chart'.A7:'Update Chart'.F8" chart:data-source-has-labels="both" svg:x="0.907cm" svg:y="2.51cm" svg:width="17.454cm" svg:height="7.712cm">
          <chartooo:coordinate-region svg:x="4.756cm" svg:y="2.51cm" svg:width="13.048cm" svg:height="7.065cm"/>
          <chart:axis chart:dimension="x" chart:name="primary-x" chart:style-name="ch6" chartooo:axis-type="auto">
            <chartooo:date-scale/>
            <chart:categories table:cell-range-address="'Update Chart'.B4:'Update Chart'.F4"/>
          </chart:axis>
          <chart:axis chart:dimension="y" chart:name="primary-y" chart:style-name="ch7">
            <chart:title svg:x="8.849cm" svg:y="10.45cm" chart:style-name="ch8">
              <text:p>µs/update</text:p>
            </chart:title>
            <chart:grid chart:style-name="ch9" chart:class="major"/>
          </chart:axis>
          <chart:series chart:style-name="ch10" chart:values-cell-range-address="'Update Chart'.B5:'Update Chart'.F5" chart:label-cell-address="'Update Chart'.A5:'Update Chart'.A5" chart:class="chart:bar">
            <chart:data-point chart:repeated="5"/>
          </chart:series>
          <chart:series chart:style-name="ch11" chart:values-cell-range-address="'Update Chart'.B7:'Update Chart'.F7" chart:label-cell-address="'Update Chart'.A7:'Update Chart'.A7" chart:class="chart:bar">
            <chart:data-point chart:repeated="5"/>
          </chart:series>
          <chart:series chart:style-name="ch12" chart:values-cell-range-address="'Update Chart'.B6:'Update Chart'.F6" chart:label-cell-address="'Update Chart'.A6:'Update Chart'.A6" chart:class="chart:bar">
            <chart:data-point chart:repeated="5"/>
          </chart:series>
          <chart:series chart:style-name="ch13" chart:values-cell-range-address="'Update Chart'.B8:'Update Chart'.F8" chart:label-cell-address="'Update Chart'.A8:'Update Chart'.A8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SYNC                </text:p>
                <draw:g>
                  <svg:desc>'Update Chart'.B4:'Update Chart'.F4</svg:desc>
                </draw:g>
              </table:table-cell>
              <table:table-cell office:value-type="string">
                <text:p>JOURNAL              </text:p>
              </table:table-cell>
              <table:table-cell office:value-type="string">
                <text:p>NONE                 </text:p>
              </table:table-cell>
              <table:table-cell office:value-type="string">
                <text:p>NORMAL/NONE          </text:p>
              </table:table-cell>
              <table:table-cell office:value-type="string">
                <text:p>SAFE/ACK             </text:p>
              </table:table-cell>
            </table:table-row>
          </table:table-header-rows>
          <table:table-rows>
            <table:table-row>
              <table:table-cell office:value-type="string">
                <text:p>Average - Callback</text:p>
                <draw:g>
                  <svg:desc>'Update Chart'.A5:'Update Chart'.A5</svg:desc>
                </draw:g>
              </table:table-cell>
              <table:table-cell office:value-type="float" office:value="34148">
                <text:p>34148</text:p>
                <draw:g>
                  <svg:desc>'Update Chart'.B5:'Update Chart'.F5</svg:desc>
                </draw:g>
              </table:table-cell>
              <table:table-cell office:value-type="float" office:value="34140">
                <text:p>34140</text:p>
              </table:table-cell>
              <table:table-cell office:value-type="float" office:value="12.1213333333333">
                <text:p>12.1213333333333</text:p>
              </table:table-cell>
              <table:table-cell office:value-type="float" office:value="12.1693333333333">
                <text:p>12.1693333333333</text:p>
              </table:table-cell>
              <table:table-cell office:value-type="float" office:value="44.492">
                <text:p>44.492</text:p>
              </table:table-cell>
            </table:table-row>
            <table:table-row>
              <table:table-cell office:value-type="string">
                <text:p>Average - Async</text:p>
                <draw:g>
                  <svg:desc>'Update Chart'.A7:'Update Chart'.A7</svg:desc>
                </draw:g>
              </table:table-cell>
              <table:table-cell office:value-type="float" office:value="34147.34966">
                <text:p>34147.34966</text:p>
                <draw:g>
                  <svg:desc>'Update Chart'.B7:'Update Chart'.F7</svg:desc>
                </draw:g>
              </table:table-cell>
              <table:table-cell office:value-type="float" office:value="34144.58939">
                <text:p>34144.58939</text:p>
              </table:table-cell>
              <table:table-cell office:value-type="float" office:value="12.26979">
                <text:p>12.26979</text:p>
              </table:table-cell>
              <table:table-cell office:value-type="float" office:value="12.25983">
                <text:p>12.25983</text:p>
              </table:table-cell>
              <table:table-cell office:value-type="float" office:value="43.7782133333333">
                <text:p>43.7782133333333</text:p>
              </table:table-cell>
            </table:table-row>
            <table:table-row>
              <table:table-cell office:value-type="string">
                <text:p>Average - Sync</text:p>
                <draw:g>
                  <svg:desc>'Update Chart'.A6:'Update Chart'.A6</svg:desc>
                </draw:g>
              </table:table-cell>
              <table:table-cell office:value-type="float" office:value="34145.77133">
                <text:p>34145.77133</text:p>
                <draw:g>
                  <svg:desc>'Update Chart'.B6:'Update Chart'.F6</svg:desc>
                </draw:g>
              </table:table-cell>
              <table:table-cell office:value-type="float" office:value="34146.06811">
                <text:p>34146.06811</text:p>
              </table:table-cell>
              <table:table-cell office:value-type="float" office:value="12.1723966666667">
                <text:p>12.1723966666667</text:p>
              </table:table-cell>
              <table:table-cell office:value-type="float" office:value="12.1097466666667">
                <text:p>12.1097466666667</text:p>
              </table:table-cell>
              <table:table-cell office:value-type="float" office:value="66.3615433333333">
                <text:p>66.3615433333333</text:p>
              </table:table-cell>
            </table:table-row>
            <table:table-row>
              <table:table-cell office:value-type="string">
                <text:p>Average - Legacy</text:p>
                <draw:g>
                  <svg:desc>'Update Chart'.A8:'Update Chart'.A8</svg:desc>
                </draw:g>
              </table:table-cell>
              <table:table-cell office:value-type="float" office:value="34146.48192">
                <text:p>34146.48192</text:p>
                <draw:g>
                  <svg:desc>'Update Chart'.B8:'Update Chart'.F8</svg:desc>
                </draw:g>
              </table:table-cell>
              <table:table-cell office:value-type="float" office:value="34148.05028">
                <text:p>34148.05028</text:p>
              </table:table-cell>
              <table:table-cell office:value-type="float" office:value="12.2271433333333">
                <text:p>12.2271433333333</text:p>
              </table:table-cell>
              <table:table-cell office:value-type="float" office:value="12.2558366666667">
                <text:p>12.2558366666667</text:p>
              </table:table-cell>
              <table:table-cell office:value-type="float" office:value="159.261053333333">
                <text:p>159.26105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0.1" chart:maximum="2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7.781cm" xlink:href=".." xlink:type="simple" chart:class="chart:bar" chart:row-mapping="2 1 0" chart:style-name="ch1">
        <chart:title svg:x="9.429cm" svg:y="0.491cm" chart:style-name="ch2">
          <text:p>BSON Performance</text:p>
        </chart:title>
        <chart:subtitle svg:x="10.063cm" svg:y="1.625cm" chart:style-name="ch3">
          <text:p>Lower is Better</text:p>
        </chart:subtitle>
        <chart:legend chart:legend-position="bottom" svg:x="5.572cm" svg:y="16.998cm" style:legend-expansion="wide" chart:style-name="ch4"/>
        <chart:plot-area chart:style-name="ch5" table:cell-range-address="'BSON Chart'.A4:'BSON Chart'.Y7" chart:data-source-has-labels="both" svg:x="0.907cm" svg:y="3.018cm" svg:width="21.04cm" svg:height="12.644cm">
          <chartooo:coordinate-region svg:x="8.567cm" svg:y="3.018cm" svg:width="13.38cm" svg:height="11.997cm"/>
          <chart:axis chart:dimension="x" chart:name="primary-x" chart:style-name="ch6" chartooo:axis-type="auto">
            <chartooo:date-scale/>
            <chart:categories table:cell-range-address="'BSON Chart'.B4:'BSON Chart'.Y4"/>
          </chart:axis>
          <chart:axis chart:dimension="y" chart:name="primary-y" chart:style-name="ch7">
            <chart:title svg:x="9.65cm" svg:y="16.017cm" chart:style-name="ch8">
              <text:p>µs/operation (log scale)</text:p>
            </chart:title>
            <chart:grid chart:style-name="ch9" chart:class="major"/>
          </chart:axis>
          <chart:series chart:style-name="ch10" chart:values-cell-range-address="'BSON Chart'.B7:'BSON Chart'.Y7" chart:label-cell-address="'BSON Chart'.A7:'BSON Chart'.A7" chart:class="chart:bar">
            <chart:data-point chart:repeated="24"/>
          </chart:series>
          <chart:series chart:style-name="ch11" chart:values-cell-range-address="'BSON Chart'.B6:'BSON Chart'.Y6" chart:label-cell-address="'BSON Chart'.A6:'BSON Chart'.A6" chart:class="chart:bar">
            <chart:data-point chart:repeated="24"/>
          </chart:series>
          <chart:series chart:style-name="ch12" chart:values-cell-range-address="'BSON Chart'.B5:'BSON Chart'.Y5" chart:label-cell-address="'BSON Chart'.A5:'BSON Chart'.A5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rite Small BSON Document </text:p>
                <draw:g>
                  <svg:desc>'BSON Chart'.B4:'BSON Chart'.Y4</svg:desc>
                </draw:g>
              </table:table-cell>
              <table:table-cell office:value-type="string">
                <text:p> Write Microscopic BSON Document </text:p>
              </table:table-cell>
              <table:table-cell office:value-type="string">
                <text:p> Write Medium BSON Document </text:p>
              </table:table-cell>
              <table:table-cell office:value-type="string">
                <text:p> Write BSON 7 Level Tree </text:p>
              </table:table-cell>
              <table:table-cell office:value-type="string">
                <text:p> Write BSON 4 Level Tree </text:p>
              </table:table-cell>
              <table:table-cell office:value-type="string">
                <text:p> Write BSON 16 Level Tree </text:p>
              </table:table-cell>
              <table:table-cell office:value-type="string">
                <text:p> Write BSON 13 Level Tree </text:p>
              </table:table-cell>
              <table:table-cell office:value-type="string">
                <text:p> Write BSON 10 Level Tree </text:p>
              </table:table-cell>
              <table:table-cell office:value-type="string">
                <text:p> Write BSON 1 Level Tree </text:p>
              </table:table-cell>
              <table:table-cell office:value-type="string">
                <text:p> Read Small BSON Document (91 Bytes) </text:p>
              </table:table-cell>
              <table:table-cell office:value-type="string">
                <text:p> Read Microscopic BSON Document (14 Bytes) </text:p>
              </table:table-cell>
              <table:table-cell office:value-type="string">
                <text:p> Read Medium BSON Document (5137 Bytes) </text:p>
              </table:table-cell>
              <table:table-cell office:value-type="string">
                <text:p> Read BSON 7 Level Tree (2163 Bytes) </text:p>
              </table:table-cell>
              <table:table-cell office:value-type="string">
                <text:p> Read BSON 4 Level Tree (259 Bytes) </text:p>
              </table:table-cell>
              <table:table-cell office:value-type="string">
                <text:p> Read BSON 16 Level Tree (1178611 Bytes) </text:p>
              </table:table-cell>
              <table:table-cell office:value-type="string">
                <text:p> Read BSON 13 Level Tree (146419 Bytes) </text:p>
              </table:table-cell>
              <table:table-cell office:value-type="string">
                <text:p> Read BSON 10 Level Tree (17395 Bytes) </text:p>
              </table:table-cell>
              <table:table-cell office:value-type="string">
                <text:p> Read BSON 1 Level Tree (21 Bytes) </text:p>
              </table:table-cell>
              <table:table-cell office:value-type="string">
                <text:p> Create &amp; Write BSON 7 Level Tree </text:p>
              </table:table-cell>
              <table:table-cell office:value-type="string">
                <text:p> Create &amp; Write BSON 4 Level Tree </text:p>
              </table:table-cell>
              <table:table-cell office:value-type="string">
                <text:p> Create &amp; Write BSON 16 Level Tree </text:p>
              </table:table-cell>
              <table:table-cell office:value-type="string">
                <text:p> Create &amp; Write BSON 13 Level Tree </text:p>
              </table:table-cell>
              <table:table-cell office:value-type="string">
                <text:p> Create &amp; Write BSON 10 Level Tree </text:p>
              </table:table-cell>
              <table:table-cell office:value-type="string">
                <text:p> Create &amp; Write BSON 1 Level Tree </text:p>
              </table:table-cell>
            </table:table-row>
          </table:table-header-rows>
          <table:table-rows>
            <table:table-row>
              <table:table-cell office:value-type="string">
                <text:p>Average -  Legacy </text:p>
                <draw:g>
                  <svg:desc>'BSON Chart'.A7:'BSON Chart'.A7</svg:desc>
                </draw:g>
              </table:table-cell>
              <table:table-cell office:value-type="float" office:value="0.6036">
                <text:p>0.6036</text:p>
                <draw:g>
                  <svg:desc>'BSON Chart'.B7:'BSON Chart'.Y7</svg:desc>
                </draw:g>
              </table:table-cell>
              <table:table-cell office:value-type="float" office:value="0.2532">
                <text:p>0.2532</text:p>
              </table:table-cell>
              <table:table-cell office:value-type="float" office:value="36.9924">
                <text:p>36.9924</text:p>
              </table:table-cell>
              <table:table-cell office:value-type="float" office:value="16.5164">
                <text:p>16.5164</text:p>
              </table:table-cell>
              <table:table-cell office:value-type="float" office:value="2.0252">
                <text:p>2.0252</text:p>
              </table:table-cell>
              <table:table-cell office:value-type="float" office:value="13382.452">
                <text:p>13382.452</text:p>
              </table:table-cell>
              <table:table-cell office:value-type="float" office:value="1215.1856">
                <text:p>1215.1856</text:p>
              </table:table-cell>
              <table:table-cell office:value-type="float" office:value="136.7158">
                <text:p>136.7158</text:p>
              </table:table-cell>
              <table:table-cell office:value-type="float" office:value="0.2852">
                <text:p>0.2852</text:p>
              </table:table-cell>
              <table:table-cell office:value-type="float" office:value="0.3402">
                <text:p>0.3402</text:p>
              </table:table-cell>
              <table:table-cell office:value-type="float" office:value="0.233">
                <text:p>0.233</text:p>
              </table:table-cell>
              <table:table-cell office:value-type="float" office:value="44.5874">
                <text:p>44.5874</text:p>
              </table:table-cell>
              <table:table-cell office:value-type="float" office:value="29.269">
                <text:p>29.269</text:p>
              </table:table-cell>
              <table:table-cell office:value-type="float" office:value="3.5142">
                <text:p>3.5142</text:p>
              </table:table-cell>
              <table:table-cell office:value-type="float" office:value="14721.1278">
                <text:p>14721.1278</text:p>
              </table:table-cell>
              <table:table-cell office:value-type="float" office:value="1902.8036">
                <text:p>1902.8036</text:p>
              </table:table-cell>
              <table:table-cell office:value-type="float" office:value="225.7722">
                <text:p>225.7722</text:p>
              </table:table-cell>
              <table:table-cell office:value-type="float" office:value="0.3634">
                <text:p>0.3634</text:p>
              </table:table-cell>
              <table:table-cell office:value-type="float" office:value="27.076">
                <text:p>27.076</text:p>
              </table:table-cell>
              <table:table-cell office:value-type="float" office:value="3.2652">
                <text:p>3.2652</text:p>
              </table:table-cell>
              <table:table-cell office:value-type="float" office:value="17887.88">
                <text:p>17887.88</text:p>
              </table:table-cell>
              <table:table-cell office:value-type="float" office:value="2183.978">
                <text:p>2183.978</text:p>
              </table:table-cell>
              <table:table-cell office:value-type="float" office:value="244.0914">
                <text:p>244.0914</text:p>
              </table:table-cell>
              <table:table-cell office:value-type="float" office:value="0.3506">
                <text:p>0.3506</text:p>
              </table:table-cell>
            </table:table-row>
            <table:table-row>
              <table:table-cell office:value-type="string">
                <text:p>Average -  BStream </text:p>
                <draw:g>
                  <svg:desc>'BSON Chart'.A6:'BSON Chart'.A6</svg:desc>
                </draw:g>
              </table:table-cell>
              <table:table-cell office:value-type="float" office:value="0.8984">
                <text:p>0.8984</text:p>
                <draw:g>
                  <svg:desc>'BSON Chart'.B6:'BSON Chart'.Y6</svg:desc>
                </draw:g>
              </table:table-cell>
              <table:table-cell office:value-type="float" office:value="0.175">
                <text:p>0.175</text:p>
              </table:table-cell>
              <table:table-cell office:value-type="float" office:value="68.4352">
                <text:p>68.4352</text:p>
              </table:table-cell>
              <table:table-cell office:value-type="float" office:value="16.3388">
                <text:p>16.3388</text:p>
              </table:table-cell>
              <table:table-cell office:value-type="float" office:value="1.9594">
                <text:p>1.9594</text:p>
              </table:table-cell>
              <table:table-cell office:value-type="float" office:value="13919.7478">
                <text:p>13919.7478</text:p>
              </table:table-cell>
              <table:table-cell office:value-type="float" office:value="1145.5766">
                <text:p>1145.5766</text:p>
              </table:table-cell>
              <table:table-cell office:value-type="float" office:value="135.9254">
                <text:p>135.9254</text:p>
              </table:table-cell>
              <table:table-cell office:value-type="float" office:value="0.1798">
                <text:p>0.1798</text:p>
              </table:table-cell>
              <table:table-cell office:value-type="float" office:value="0.3904">
                <text:p>0.3904</text:p>
              </table:table-cell>
              <table:table-cell office:value-type="float" office:value="0.1232">
                <text:p>0.1232</text:p>
              </table:table-cell>
              <table:table-cell office:value-type="float" office:value="40.1488">
                <text:p>40.1488</text:p>
              </table:table-cell>
              <table:table-cell office:value-type="float" office:value="19.4102">
                <text:p>19.4102</text:p>
              </table:table-cell>
              <table:table-cell office:value-type="float" office:value="2.2962">
                <text:p>2.2962</text:p>
              </table:table-cell>
              <table:table-cell office:value-type="float" office:value="10747.7078">
                <text:p>10747.7078</text:p>
              </table:table-cell>
              <table:table-cell office:value-type="float" office:value="1357.9484">
                <text:p>1357.9484</text:p>
              </table:table-cell>
              <table:table-cell office:value-type="float" office:value="163.794">
                <text:p>163.794</text:p>
              </table:table-cell>
              <table:table-cell office:value-type="float" office:value="0.2558">
                <text:p>0.2558</text:p>
              </table:table-cell>
              <table:table-cell office:value-type="float" office:value="32.6304">
                <text:p>32.6304</text:p>
              </table:table-cell>
              <table:table-cell office:value-type="float" office:value="3.977">
                <text:p>3.977</text:p>
              </table:table-cell>
              <table:table-cell office:value-type="float" office:value="21896.7332">
                <text:p>21896.7332</text:p>
              </table:table-cell>
              <table:table-cell office:value-type="float" office:value="2313.0316">
                <text:p>2313.0316</text:p>
              </table:table-cell>
              <table:table-cell office:value-type="float" office:value="270.251">
                <text:p>270.251</text:p>
              </table:table-cell>
              <table:table-cell office:value-type="float" office:value="0.2746">
                <text:p>0.2746</text:p>
              </table:table-cell>
            </table:table-row>
            <table:table-row>
              <table:table-cell office:value-type="string">
                <text:p>Average -  BufferedBStream</text:p>
                <draw:g>
                  <svg:desc>'BSON Chart'.A5:'BSON Chart'.A5</svg:desc>
                </draw:g>
              </table:table-cell>
              <table:table-cell office:value-type="float" office:value="0.6236">
                <text:p>0.6236</text:p>
                <draw:g>
                  <svg:desc>'BSON Chart'.B5:'BSON Chart'.Y5</svg:desc>
                </draw:g>
              </table:table-cell>
              <table:table-cell office:value-type="float" office:value="0.1612">
                <text:p>0.1612</text:p>
              </table:table-cell>
              <table:table-cell office:value-type="float" office:value="61.4734">
                <text:p>61.4734</text:p>
              </table:table-cell>
              <table:table-cell office:value-type="float" office:value="13.6204">
                <text:p>13.6204</text:p>
              </table:table-cell>
              <table:table-cell office:value-type="float" office:value="1.5932">
                <text:p>1.5932</text:p>
              </table:table-cell>
              <table:table-cell office:value-type="float" office:value="10482.8558">
                <text:p>10482.8558</text:p>
              </table:table-cell>
              <table:table-cell office:value-type="float" office:value="953.5686">
                <text:p>953.5686</text:p>
              </table:table-cell>
              <table:table-cell office:value-type="float" office:value="114.0112">
                <text:p>114.0112</text:p>
              </table:table-cell>
              <table:table-cell office:value-type="float" office:value="0.1696">
                <text:p>0.169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29.922">
                <text:p>29.922</text:p>
              </table:table-cell>
              <table:table-cell office:value-type="float" office:value="3.57">
                <text:p>3.57</text:p>
              </table:table-cell>
              <table:table-cell office:value-type="float" office:value="17899.6062">
                <text:p>17899.6062</text:p>
              </table:table-cell>
              <table:table-cell office:value-type="float" office:value="2069.4048">
                <text:p>2069.4048</text:p>
              </table:table-cell>
              <table:table-cell office:value-type="float" office:value="245.5894">
                <text:p>245.5894</text:p>
              </table:table-cell>
              <table:table-cell office:value-type="float" office:value="0.2628">
                <text:p>0.26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